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2A6099"/>
      <style:text-properties fo:color="#FFFFFF"/>
    </style:style>
    <style:style style:name="ce3" style:family="table-cell" style:parent-style-name="Default" style:data-style-name="N0">
      <style:table-cell-properties fo:background-color="#81D41A"/>
    </style:style>
    <style:style style:name="ce4" style:family="table-cell" style:parent-style-name="Default" style:data-style-name="N0">
      <style:table-cell-properties fo:background-color="#F10D0C"/>
    </style:style>
    <style:style style:name="ce5" style:family="table-cell" style:parent-style-name="Default" style:data-style-name="N0">
      <style:table-cell-properties fo:background-color="#5B277D"/>
    </style:style>
    <style:style style:name="ce6" style:family="table-cell" style:parent-style-name="Default" style:data-style-name="N0">
      <style:table-cell-properties fo:background-color="#808080"/>
    </style:style>
    <style:style style:name="ce7" style:family="table-cell" style:parent-style-name="Default" style:data-style-name="N0">
      <style:table-cell-properties fo:background-color="#5EB91E"/>
    </style:style>
    <style:style style:name="ce8" style:family="table-cell" style:parent-style-name="Default" style:data-style-name="N0">
      <style:table-cell-properties fo:background-color="#E7E6E6"/>
      <style:text-properties fo:color="#305496"/>
    </style:style>
    <style:style style:name="ce9" style:family="table-cell" style:parent-style-name="Default" style:data-style-name="N38">
      <style:table-cell-properties fo:border="thin solid #000000" style:vertical-align="automatic" fo:background-color="#DDDDDD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</style:style>
    <style:style style:name="ce12" style:family="table-cell" style:parent-style-name="Bad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="thin solid #000000" fo:background-color="#2A6099"/>
      <style:text-properties fo:color="#FFFFFF"/>
    </style:style>
    <style:style style:name="ce15" style:family="table-cell" style:parent-style-name="Default" style:data-style-name="N0">
      <style:table-cell-properties fo:border="thin solid #000000" fo:background-color="#5EB91E"/>
      <style:text-properties fo:color="#FFFFFF"/>
    </style:style>
    <style:style style:name="ce16" style:family="table-cell" style:parent-style-name="Default" style:data-style-name="N0">
      <style:table-cell-properties fo:border="thin solid #000000" fo:background-color="#780373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fo:background-color="#999999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99999"/>
    </style:style>
    <style:style style:name="ce21" style:family="table-cell" style:parent-style-name="Default" style:data-style-name="N0">
      <style:table-cell-properties fo:border="thin solid #000000" fo:background-color="#A6A6A6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9999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4" style:family="table-cell" style:parent-style-name="Default" style:data-style-name="N0">
      <style:table-cell-properties fo:background-color="#BFBFBF"/>
    </style:style>
    <style:style style:name="ce25" style:family="table-cell" style:parent-style-name="Default" style:data-style-name="N0">
      <style:table-cell-properties fo:border="thin solid #000000" fo:background-color="#548235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26" style:family="table-cell" style:parent-style-name="Default" style:data-style-name="N13">
      <style:table-cell-properties fo:border="thin solid #000000" fo:background-color="#A9D08E"/>
      <style:text-properties style:font-name="Calibri Light" style:font-name-asian="Calibri Light" style:font-name-complex="Calibri Light" style:font-family-generic="swiss"/>
    </style:style>
    <style:style style:name="ce27" style:family="table-cell" style:parent-style-name="Default" style:data-style-name="N0">
      <style:text-properties style:font-name="Calibri Light" style:font-name-asian="Calibri Light" style:font-name-complex="Calibri Light" style:font-family-generic="swiss"/>
    </style:style>
    <style:style style:name="ce28" style:family="table-cell" style:parent-style-name="Default" style:data-style-name="N0">
      <style:table-cell-properties fo:border="thin solid #000000" fo:background-color="#8EA9DB"/>
      <style:text-properties style:font-name="Calibri Light" style:font-name-asian="Calibri Light" style:font-name-complex="Calibri Light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EA9DB"/>
      <style:text-properties style:font-name="Calibri Light" style:font-name-asian="Calibri Light" style:font-name-complex="Calibri Light" style:font-family-generic="swiss"/>
    </style:style>
    <style:style style:name="ce30" style:family="table-cell" style:parent-style-name="Default" style:data-style-name="N0">
      <style:table-cell-properties fo:border="thin solid #000000" fo:background-color="#B4C6E7"/>
      <style:text-properties style:font-name="Calibri Light" style:font-name-asian="Calibri Light" style:font-name-complex="Calibri Light" style:font-family-generic="swiss"/>
    </style:style>
    <style:style style:name="ce31" style:family="table-cell" style:parent-style-name="Default" style:data-style-name="N3">
      <style:table-cell-properties fo:border="thin solid #000000" fo:background-color="#B4C6E7"/>
      <style:text-properties style:font-name="Calibri Light" style:font-name-asian="Calibri Light" style:font-name-complex="Calibri Light" style:font-family-generic="swiss"/>
    </style:style>
    <style:style style:name="ce3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B4C6E7"/>
      <style:text-properties style:font-name="Calibri Light" style:font-name-asian="Calibri Light" style:font-name-complex="Calibri Light" style:font-family-generic="swiss"/>
    </style:style>
    <style:style style:name="ce33" style:family="table-cell" style:parent-style-name="Default" style:data-style-name="N37">
      <style:table-cell-properties fo:border="thin solid #000000" fo:background-color="#BDD7EE"/>
    </style:style>
    <style:style style:name="ce34" style:family="table-cell" style:parent-style-name="Default" style:data-style-name="N0">
      <style:table-cell-properties fo:border="thin solid #000000" fo:background-color="#C65911"/>
      <style:text-properties style:font-name="Calibri Light" style:font-name-asian="Calibri Light" style:font-name-complex="Calibri Light" style:font-family-generic="swiss"/>
    </style:style>
    <style:style style:name="ce35" style:family="table-cell" style:parent-style-name="Default" style:data-style-name="N0">
      <style:table-cell-properties fo:border="thin solid #000000" fo:background-color="#C65911"/>
    </style:style>
    <style:style style:name="ce36" style:family="table-cell" style:parent-style-name="Default" style:data-style-name="N0">
      <style:table-cell-properties fo:border="thin solid #000000" fo:background-color="#4472C4"/>
    </style:style>
    <style:style style:name="ce37" style:family="table-cell" style:parent-style-name="Default" style:data-style-name="N0">
      <style:table-cell-properties fo:border="thin solid #000000" fo:background-color="#F8CBAD"/>
      <style:text-properties style:font-name="Calibri Light" style:font-name-asian="Calibri Light" style:font-name-complex="Calibri Light" style:font-family-generic="swiss"/>
    </style:style>
    <style:style style:name="ce38" style:family="table-cell" style:parent-style-name="Default" style:data-style-name="N0">
      <style:table-cell-properties fo:border="thin solid #000000" fo:background-color="#F8CBAD"/>
    </style:style>
    <style:style style:name="ce39" style:family="table-cell" style:parent-style-name="Default" style:data-style-name="N37">
      <style:table-cell-properties fo:border="thin solid #000000"/>
      <style:text-properties fo:color="#333F4F"/>
    </style:style>
    <style:style style:name="ce40" style:family="table-cell" style:parent-style-name="Default" style:data-style-name="N0">
      <style:table-cell-properties fo:border="thin solid #000000" fo:background-color="#8497B0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497B0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fo:background-color="#ACB9CA"/>
      <style:text-properties style:font-name="Calibri Light" style:font-name-asian="Calibri Light" style:font-name-complex="Calibri Light" style:font-family-generic="swiss"/>
    </style:style>
    <style:style style:name="ce43" style:family="table-cell" style:parent-style-name="Default" style:data-style-name="N3">
      <style:table-cell-properties fo:border="thin solid #000000" fo:background-color="#ACB9CA"/>
      <style:text-properties style:font-name="Calibri Light" style:font-name-asian="Calibri Light" style:font-name-complex="Calibri Light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ACB9CA"/>
      <style:text-properties style:font-name="Calibri Light" style:font-name-asian="Calibri Light" style:font-name-complex="Calibri Light" style:font-family-generic="swiss"/>
    </style:style>
    <style:style style:name="ce45" style:family="table-cell" style:parent-style-name="Default" style:data-style-name="N0">
      <style:table-cell-properties fo:border="thin solid #000000" fo:background-color="#8497B0"/>
      <style:text-properties style:font-name="Calibri Light" style:font-name-asian="Calibri Light" style:font-name-complex="Calibri Light"/>
    </style:style>
    <style:style style:name="ce46" style:family="table-cell" style:parent-style-name="Default" style:data-style-name="N37">
      <style:table-cell-properties fo:border-top="thin solid #000000" fo:border-bottom="thin solid #000000" fo:border-left="none" fo:border-right="thin solid #000000" fo:background-color="#BDD7EE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CB9CA"/>
      <style:text-properties style:font-name="Calibri Light" style:font-name-asian="Calibri Light" style:font-name-complex="Calibri Light" style:font-family-generic="swiss"/>
    </style:style>
    <style:style style:name="ce48" style:family="table-cell" style:parent-style-name="Default" style:data-style-name="N0">
      <style:table-cell-properties fo:border="thin solid #000000" fo:background-color="#7B7B7B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7B7B7B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000000" fo:background-color="#C9C9C9"/>
      <style:text-properties style:font-name="Calibri Light" style:font-name-asian="Calibri Light" style:font-name-complex="Calibri Light" style:font-family-generic="swiss"/>
    </style:style>
    <style:style style:name="ce51" style:family="table-cell" style:parent-style-name="Default" style:data-style-name="N3">
      <style:table-cell-properties fo:border="thin solid #000000" fo:background-color="#C9C9C9"/>
      <style:text-properties style:font-name="Calibri Light" style:font-name-asian="Calibri Light" style:font-name-complex="Calibri Light" style:font-family-generic="swiss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9C9C9"/>
      <style:text-properties style:font-name="Calibri Light" style:font-name-asian="Calibri Light" style:font-name-complex="Calibri Light" style:font-family-generic="swiss"/>
    </style:style>
    <style:style style:name="ce53" style:family="table-cell" style:parent-style-name="Default" style:data-style-name="N0">
      <style:table-cell-properties fo:border="thin solid #000000" fo:background-color="#BFBFBF"/>
      <style:text-properties style:font-name="Calibri Light" style:font-name-asian="Calibri Light" style:font-name-complex="Calibri Light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9C9C9"/>
      <style:text-properties style:font-name="Calibri Light" style:font-name-asian="Calibri Light" style:font-name-complex="Calibri Light" style:font-family-generic="swiss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fo:background-color="#D9D9D9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fo:background-color="#D9D9D9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Calibri Light" style:font-name-asian="Calibri Light" style:font-name-complex="Calibri Light" style:font-family-generic="swiss"/>
    </style:style>
    <style:style style:name="ce59" style:family="table-cell" style:parent-style-name="Default" style:data-style-name="N0">
      <style:table-cell-properties fo:border="thin solid #000000"/>
      <style:text-properties style:font-name="Calibri Light" style:font-name-asian="Calibri Light" style:font-name-complex="Calibri Light" style:font-family-generic="swiss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 Light" style:font-name-asian="Calibri Light" style:font-name-complex="Calibri Light" style:font-family-generic="swiss"/>
    </style:style>
    <style:style style:name="ce61" style:family="table-cell" style:parent-style-name="Default" style:data-style-name="N0">
      <style:table-cell-properties fo:border="thin solid #000000" fo:background-color="#808080"/>
    </style:style>
    <style:style style:name="ce62" style:family="table-cell" style:parent-style-name="Default" style:data-style-name="N0">
      <style:table-cell-properties fo:border="thin solid #000000" fo:background-color="#8EA9DB"/>
    </style:style>
    <style:style style:name="ce63" style:family="table-cell" style:parent-style-name="Default" style:data-style-name="N0">
      <style:table-cell-properties fo:border="thin solid #000000" fo:background-color="#D9D9D9"/>
    </style:style>
    <style:style style:name="ce64" style:family="table-cell" style:parent-style-name="Default" style:data-style-name="N0">
      <style:table-cell-properties fo:border="thin solid #000000" style:vertical-align="automatic" fo:wrap-option="wrap" fo:background-color="#B4C6E7"/>
    </style:style>
    <style:style style:name="ce65" style:family="table-cell" style:parent-style-name="Default" style:data-style-name="N0">
      <style:table-cell-properties fo:border="thin solid #000000" style:vertical-align="middle" fo:background-color="#B4C6E7"/>
    </style:style>
    <style:style style:name="ce66" style:family="table-cell" style:parent-style-name="Default" style:data-style-name="N0">
      <style:table-cell-properties fo:border="thin solid #000000" fo:background-color="#B4C6E7"/>
    </style:style>
    <style:style style:name="ce67" style:family="table-cell" style:parent-style-name="Default" style:data-style-name="N0">
      <style:text-properties style:font-name="Calibri Light" style:font-name-asian="Calibri Light" style:font-name-complex="Calibri Light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Calibri Light" style:font-name-asian="Calibri Light" style:font-name-complex="Calibri Light" style:font-family-generic="swiss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libri Light" style:font-name-asian="Calibri Light" style:font-name-complex="Calibri Light" style:font-family-generic="swiss"/>
    </style:style>
    <style:style style:name="ce70" style:family="table-cell" style:parent-style-name="Default" style:data-style-name="N0">
      <style:table-cell-properties fo:border="thin solid #000000" fo:background-color="#808080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fo:background-color="#808080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fo:background-color="#BFBFBF"/>
    </style:style>
    <style:style style:name="ce73" style:family="table-cell" style:parent-style-name="Default" style:data-style-name="N0">
      <style:table-cell-properties fo:border="thin solid #000000" fo:background-color="#8497B0"/>
    </style:style>
    <style:style style:name="T1" style:family="text" style:parent-style-name="Default">
      <style:text-properties fo:color="#FFFF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4.365625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3.78354166666667cm"/>
    </style:style>
    <style:style style:name="co12" style:family="table-column">
      <style:table-column-properties fo:break-before="auto" style:column-width="3.65125cm"/>
    </style:style>
    <style:style style:name="co13" style:family="table-column">
      <style:table-column-properties fo:break-before="auto" style:column-width="3.99520833333333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4.259791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4.49791666666667cm"/>
    </style:style>
    <style:style style:name="co20" style:family="table-column">
      <style:table-column-properties fo:break-before="auto" style:column-width="3.01625cm"/>
    </style:style>
    <style:style style:name="co21" style:family="table-column">
      <style:table-column-properties fo:break-before="auto" style:column-width="5.08cm"/>
    </style:style>
    <style:style style:name="co22" style:family="table-column">
      <style:table-column-properties fo:break-before="auto" style:column-width="4.18041666666667cm"/>
    </style:style>
    <style:style style:name="co23" style:family="table-column">
      <style:table-column-properties fo:break-before="auto" style:column-width="2.96333333333333cm"/>
    </style:style>
    <style:style style:name="co24" style:family="table-column">
      <style:table-column-properties fo:break-before="auto" style:column-width="2.67229166666667cm"/>
    </style:style>
    <style:style style:name="co25" style:family="table-column">
      <style:table-column-properties fo:break-before="auto" style:column-width="2.32833333333333cm"/>
    </style:style>
    <style:style style:name="co26" style:family="table-column">
      <style:table-column-properties fo:break-before="auto" style:column-width="2.98979166666667cm"/>
    </style:style>
    <style:style style:name="co27" style:family="table-column">
      <style:table-column-properties fo:break-before="auto" style:column-width="4.048125cm"/>
    </style:style>
    <style:style style:name="co28" style:family="table-column">
      <style:table-column-properties fo:break-before="auto" style:column-width="3.20145833333333cm"/>
    </style:style>
    <style:style style:name="co29" style:family="table-column">
      <style:table-column-properties fo:break-before="auto" style:column-width="3.96875cm"/>
    </style:style>
    <style:style style:name="co30" style:family="table-column">
      <style:table-column-properties fo:break-before="auto" style:column-width="3.889375cm"/>
    </style:style>
    <style:style style:name="co31" style:family="table-column">
      <style:table-column-properties fo:break-before="auto" style:column-width="3.67770833333333cm"/>
    </style:style>
    <style:style style:name="co32" style:family="table-column">
      <style:table-column-properties fo:break-before="auto" style:column-width="3.86291666666667cm"/>
    </style:style>
    <style:style style:name="co33" style:family="table-column">
      <style:table-column-properties fo:break-before="auto" style:column-width="3.730625cm"/>
    </style:style>
    <style:style style:name="co34" style:family="table-column">
      <style:table-column-properties fo:break-before="auto" style:column-width="5.39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thly_expens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month</text:p>
          </table:table-cell>
          <table:table-cell office:value-type="string" table:style-name="ce3">
            <text:p>salary</text:p>
          </table:table-cell>
          <table:table-cell office:value-type="string" table:style-name="ce4">
            <text:p>expense</text:p>
          </table:table-cell>
          <table:table-cell office:value-type="string" table:style-name="ce5">
            <text:p>investment</text:p>
          </table:table-cell>
          <table:table-cell office:value-type="string" table:style-name="ce6">
            <text:p>total expenditure</text:p>
          </table:table-cell>
          <table:table-cell office:value-type="string" table:style-name="ce7">
            <text:p>savings</text:p>
          </table:table-cell>
          <table:table-cell office:value-type="string" table:style-name="ce8">
            <text:p>saving percentage</text:p>
          </table:table-cell>
          <table:table-cell table:number-columns-repeated="16377"/>
        </table:table-row>
        <table:table-row table:style-name="ro1">
          <table:table-cell office:value-type="date" office:date-value="2021-06-01T00:00:00" table:style-name="ce9">
            <text:p>Jun-21</text:p>
          </table:table-cell>
          <table:table-cell office:value-type="float" office:value="22265" table:style-name="ce10">
            <text:p>22265</text:p>
          </table:table-cell>
          <table:table-cell office:value-type="float" office:value="1578" table:style-name="ce10">
            <text:p>1578</text:p>
          </table:table-cell>
          <table:table-cell office:value-type="float" office:value="1500" table:style-name="ce10">
            <text:p>1500</text:p>
          </table:table-cell>
          <table:table-cell office:value-type="float" office:value="3078" table:formula="of:=SUM([.C2:.D2])" table:style-name="ce10">
            <text:p>3078</text:p>
          </table:table-cell>
          <table:table-cell office:value-type="float" office:value="19187" table:formula="of:=([.B2]-[.E2])" table:style-name="ce10">
            <text:p>19187</text:p>
          </table:table-cell>
          <table:table-cell office:value-type="float" office:value="86.175611947002011" table:formula="of:=([.F2]/[.B2])*100" table:style-name="ce11">
            <text:p>86.17561195</text:p>
          </table:table-cell>
          <table:table-cell table:number-columns-repeated="16377"/>
        </table:table-row>
        <table:table-row table:style-name="ro1">
          <table:table-cell office:value-type="date" office:date-value="2021-07-01T00:00:00" table:style-name="ce9">
            <text:p>Jul-21</text:p>
          </table:table-cell>
          <table:table-cell office:value-type="float" office:value="22265" table:style-name="ce10">
            <text:p>22265</text:p>
          </table:table-cell>
          <table:table-cell office:value-type="float" office:value="13100" table:style-name="ce10">
            <text:p>13100</text:p>
          </table:table-cell>
          <table:table-cell office:value-type="float" office:value="5000" table:style-name="ce10">
            <text:p>5000</text:p>
          </table:table-cell>
          <table:table-cell office:value-type="float" office:value="18100" table:formula="of:=SUM([.C3:.D3])" table:style-name="ce10">
            <text:p>18100</text:p>
          </table:table-cell>
          <table:table-cell office:value-type="float" office:value="4165" table:formula="of:=([.B3]-[.E3])" table:style-name="ce10">
            <text:p>4165</text:p>
          </table:table-cell>
          <table:table-cell office:value-type="float" office:value="18.706490006737031" table:formula="of:=([.F3]/[.B3])*100" table:style-name="ce12">
            <text:p>18.70649001</text:p>
          </table:table-cell>
          <table:table-cell table:number-columns-repeated="16377"/>
        </table:table-row>
        <table:table-row table:style-name="ro1">
          <table:table-cell office:value-type="date" office:date-value="2021-08-01T00:00:00" table:style-name="ce9">
            <text:p>Aug-21</text:p>
          </table:table-cell>
          <table:table-cell office:value-type="float" office:value="26800" table:style-name="ce10">
            <text:p>26800</text:p>
          </table:table-cell>
          <table:table-cell office:value-type="float" office:value="12611" table:style-name="ce10">
            <text:p>12611</text:p>
          </table:table-cell>
          <table:table-cell office:value-type="float" office:value="2600" table:style-name="ce10">
            <text:p>2600</text:p>
          </table:table-cell>
          <table:table-cell office:value-type="float" office:value="15211" table:formula="of:=SUM([.C4:.D4])" table:style-name="ce10">
            <text:p>15211</text:p>
          </table:table-cell>
          <table:table-cell office:value-type="float" office:value="11589" table:formula="of:=([.B4]-[.E4])" table:style-name="ce10">
            <text:p>11589</text:p>
          </table:table-cell>
          <table:table-cell office:value-type="float" office:value="43.242537313432841" table:formula="of:=([.F4]/[.B4])*100" table:style-name="ce11">
            <text:p>43.24253731</text:p>
          </table:table-cell>
          <table:table-cell table:number-columns-repeated="16377"/>
        </table:table-row>
        <table:table-row table:style-name="ro1">
          <table:table-cell office:value-type="date" office:date-value="2021-09-01T00:00:00" table:style-name="ce9">
            <text:p>Sep-21</text:p>
          </table:table-cell>
          <table:table-cell office:value-type="float" office:value="22450" table:style-name="ce10">
            <text:p>22450</text:p>
          </table:table-cell>
          <table:table-cell table:style-name="ce10"/>
          <table:table-cell office:value-type="float" office:value="1800" table:style-name="ce10">
            <text:p>1800</text:p>
          </table:table-cell>
          <table:table-cell office:value-type="float" office:value="1800" table:formula="of:=SUM([.C5:.D5])" table:style-name="ce10">
            <text:p>1800</text:p>
          </table:table-cell>
          <table:table-cell office:value-type="float" office:value="20650" table:formula="of:=([.B5]-[.E5])" table:style-name="ce10">
            <text:p>20650</text:p>
          </table:table-cell>
          <table:table-cell office:value-type="float" office:value="91.982182628062361" table:formula="of:=([.F5]/[.B5])*100" table:style-name="ce11">
            <text:p>91.98218263</text:p>
          </table:table-cell>
          <table:table-cell/>
          <table:table-cell table:style-name="ce1">
            <draw:frame draw:z-index="1" draw:id="id0" draw:style-name="a0" draw:name="Chart 4" svg:x="0in" svg:y="0.1875in" svg:width="5.26042in" svg:height="3.1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date" office:date-value="2021-10-01T00:00:00" table:style-name="ce9">
            <text:p>Oct-21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6:.D6])" table:style-name="ce10">
            <text:p>1000</text:p>
          </table:table-cell>
          <table:table-cell office:value-type="float" office:value="21265" table:formula="of:=([.B6]-[.E6])" table:style-name="ce10">
            <text:p>21265</text:p>
          </table:table-cell>
          <table:table-cell office:value-type="float" office:value="95.508645856725806" table:formula="of:=([.F6]/[.B6])*100" table:style-name="ce11">
            <text:p>95.50864586</text:p>
          </table:table-cell>
          <table:table-cell table:number-columns-repeated="16377"/>
        </table:table-row>
        <table:table-row table:style-name="ro1">
          <table:table-cell office:value-type="date" office:date-value="2021-11-01T00:00:00" table:style-name="ce9">
            <text:p>Nov-21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7:.D7])" table:style-name="ce10">
            <text:p>1000</text:p>
          </table:table-cell>
          <table:table-cell office:value-type="float" office:value="21265" table:formula="of:=([.B7]-[.E7])" table:style-name="ce10">
            <text:p>21265</text:p>
          </table:table-cell>
          <table:table-cell office:value-type="float" office:value="95.508645856725806" table:formula="of:=([.F7]/[.B7])*100" table:style-name="ce11">
            <text:p>95.50864586</text:p>
          </table:table-cell>
          <table:table-cell table:number-columns-repeated="16377"/>
        </table:table-row>
        <table:table-row table:style-name="ro1">
          <table:table-cell office:value-type="date" office:date-value="2021-12-01T00:00:00" table:style-name="ce9">
            <text:p>Dec-21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8:.D8])" table:style-name="ce10">
            <text:p>1000</text:p>
          </table:table-cell>
          <table:table-cell office:value-type="float" office:value="21265" table:formula="of:=([.B8]-[.E8])" table:style-name="ce10">
            <text:p>21265</text:p>
          </table:table-cell>
          <table:table-cell office:value-type="float" office:value="95.508645856725806" table:formula="of:=([.F8]/[.B8])*100" table:style-name="ce11">
            <text:p>95.50864586</text:p>
          </table:table-cell>
          <table:table-cell table:number-columns-repeated="16377"/>
        </table:table-row>
        <table:table-row table:style-name="ro1">
          <table:table-cell office:value-type="date" office:date-value="2022-01-01T00:00:00" table:style-name="ce9">
            <text:p>Jan-22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9:.D9])" table:style-name="ce10">
            <text:p>1000</text:p>
          </table:table-cell>
          <table:table-cell office:value-type="float" office:value="21265" table:formula="of:=([.B9]-[.E9])" table:style-name="ce10">
            <text:p>21265</text:p>
          </table:table-cell>
          <table:table-cell office:value-type="float" office:value="95.508645856725806" table:formula="of:=([.F9]/[.B9])*100" table:style-name="ce11">
            <text:p>95.50864586</text:p>
          </table:table-cell>
          <table:table-cell table:number-columns-repeated="16377"/>
        </table:table-row>
        <table:table-row table:style-name="ro1">
          <table:table-cell office:value-type="date" office:date-value="2022-02-01T00:00:00" table:style-name="ce9">
            <text:p>Feb-22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10:.D10])" table:style-name="ce10">
            <text:p>1000</text:p>
          </table:table-cell>
          <table:table-cell office:value-type="float" office:value="21265" table:formula="of:=([.B10]-[.E10])" table:style-name="ce10">
            <text:p>21265</text:p>
          </table:table-cell>
          <table:table-cell office:value-type="float" office:value="95.508645856725806" table:formula="of:=([.F10]/[.B10])*100" table:style-name="ce11">
            <text:p>95.50864586</text:p>
          </table:table-cell>
          <table:table-cell table:number-columns-repeated="16377"/>
        </table:table-row>
        <table:table-row table:style-name="ro1">
          <table:table-cell office:value-type="date" office:date-value="2022-03-01T00:00:00" table:style-name="ce9">
            <text:p>Mar-22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11:.D11])" table:style-name="ce10">
            <text:p>1000</text:p>
          </table:table-cell>
          <table:table-cell office:value-type="float" office:value="21265" table:formula="of:=([.B11]-[.E11])" table:style-name="ce10">
            <text:p>21265</text:p>
          </table:table-cell>
          <table:table-cell office:value-type="float" office:value="95.508645856725806" table:formula="of:=([.F11]/[.B11])*100" table:style-name="ce11">
            <text:p>95.50864586</text:p>
          </table:table-cell>
          <table:table-cell table:number-columns-repeated="16377"/>
        </table:table-row>
        <table:table-row table:style-name="ro1">
          <table:table-cell office:value-type="date" office:date-value="2022-04-01T00:00:00" table:style-name="ce9">
            <text:p>Apr-22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12:.D12])" table:style-name="ce10">
            <text:p>1000</text:p>
          </table:table-cell>
          <table:table-cell office:value-type="float" office:value="21265" table:formula="of:=([.B12]-[.E12])" table:style-name="ce10">
            <text:p>21265</text:p>
          </table:table-cell>
          <table:table-cell office:value-type="float" office:value="95.508645856725806" table:formula="of:=([.F12]/[.B12])*100" table:style-name="ce11">
            <text:p>95.50864586</text:p>
          </table:table-cell>
          <table:table-cell table:number-columns-repeated="16377"/>
        </table:table-row>
        <table:table-row table:style-name="ro1">
          <table:table-cell office:value-type="date" office:date-value="2022-05-01T00:00:00" table:style-name="ce9">
            <text:p>May-22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13:.D13])" table:style-name="ce10">
            <text:p>1000</text:p>
          </table:table-cell>
          <table:table-cell office:value-type="float" office:value="21265" table:formula="of:=([.B13]-[.E13])" table:style-name="ce10">
            <text:p>21265</text:p>
          </table:table-cell>
          <table:table-cell office:value-type="float" office:value="95.508645856725806" table:formula="of:=([.F13]/[.B13])*100" table:style-name="ce11">
            <text:p>95.50864586</text:p>
          </table:table-cell>
          <table:table-cell table:number-columns-repeated="16377"/>
        </table:table-row>
        <table:table-row table:style-name="ro1">
          <table:table-cell office:value-type="date" office:date-value="2021-06-01T00:00:00" table:style-name="ce9">
            <text:p>Jun-21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14:.D14])" table:style-name="ce10">
            <text:p>1000</text:p>
          </table:table-cell>
          <table:table-cell office:value-type="float" office:value="21265" table:formula="of:=([.B14]-[.E14])" table:style-name="ce10">
            <text:p>21265</text:p>
          </table:table-cell>
          <table:table-cell office:value-type="float" office:value="95.508645856725806" table:formula="of:=([.F14]/[.B14])*100" table:style-name="ce11">
            <text:p>95.50864586</text:p>
          </table:table-cell>
          <table:table-cell table:number-columns-repeated="16377"/>
        </table:table-row>
        <table:table-row table:style-name="ro1">
          <table:table-cell office:value-type="date" office:date-value="2022-07-01T00:00:00" table:style-name="ce9">
            <text:p>Jul-22</text:p>
          </table:table-cell>
          <table:table-cell office:value-type="float" office:value="22265" table:style-name="ce10">
            <text:p>22265</text:p>
          </table:table-cell>
          <table:table-cell table:style-name="ce10"/>
          <table:table-cell office:value-type="float" office:value="1000" table:style-name="ce10">
            <text:p>1000</text:p>
          </table:table-cell>
          <table:table-cell office:value-type="float" office:value="1000" table:formula="of:=SUM([.C15:.D15])" table:style-name="ce10">
            <text:p>1000</text:p>
          </table:table-cell>
          <table:table-cell office:value-type="float" office:value="21265" table:formula="of:=([.B15]-[.E15])" table:style-name="ce10">
            <text:p>21265</text:p>
          </table:table-cell>
          <table:table-cell office:value-type="float" office:value="95.508645856725806" table:formula="of:=([.F15]/[.B15])*100" table:style-name="ce11">
            <text:p>95.50864586</text:p>
          </table:table-cell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invst_&amp;_bnk_details" table:style-name="ta1">
        <table:table-column table:style-name="co5" table:default-cell-style-name="ce1"/>
        <table:table-column table:style-name="co1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4" table:number-columns-repeated="16373" table:default-cell-style-name="ce1"/>
        <table:table-row table:style-name="ro2">
          <table:table-cell office:value-type="string" table:style-name="ce13">
            <text:p>investment</text:p>
          </table:table-cell>
          <table:table-cell table:style-name="ce6"/>
          <table:table-cell office:value-type="string" table:style-name="ce13">
            <text:p>%</text:p>
          </table:table-cell>
          <table:table-cell table:number-columns-repeated="5" table:style-name="ce1"/>
          <table:table-cell office:value-type="string" table:style-name="ce14">
            <text:p>saving account<text:span text:style-name="T1">(SBI)</text:span></text:p>
          </table:table-cell>
          <table:table-cell office:value-type="string" table:style-name="ce15">
            <text:p>Salary account<text:span text:style-name="T1">(HDFC)</text:span></text:p>
          </table:table-cell>
          <table:table-cell office:value-type="string" table:style-name="ce16">
            <text:p>total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SIP(small case)</text:p>
          </table:table-cell>
          <table:table-cell office:value-type="float" office:value="5878" table:style-name="ce17">
            <text:p>5878</text:p>
          </table:table-cell>
          <table:table-cell office:value-type="float" office:value="37.905706491948749" table:formula="of:=([.B2]/[.B6])*100" table:style-name="ce18">
            <text:p>37.90570649</text:p>
          </table:table-cell>
          <table:table-cell table:number-columns-repeated="5" table:style-name="ce1"/>
          <table:table-cell office:value-type="float" office:value="58529" table:style-name="ce17">
            <text:p>58529</text:p>
          </table:table-cell>
          <table:table-cell office:value-type="float" office:value="24461" table:style-name="ce17">
            <text:p>24461</text:p>
          </table:table-cell>
          <table:table-cell office:value-type="float" office:value="82990" table:formula="of:=SUM([.I2:.J2])" table:style-name="ce17">
            <text:p>82990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Gold(bonds+sgb+goldbees)</text:p>
          </table:table-cell>
          <table:table-cell office:value-type="float" office:value="1453.9" table:style-name="ce17">
            <text:p>1453.9</text:p>
          </table:table-cell>
          <table:table-cell office:value-type="float" office:value="9.3758262450908951" table:formula="of:=([.B3]/[.B6])*100" table:style-name="ce18">
            <text:p>9.3758262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shares</text:p>
          </table:table-cell>
          <table:table-cell office:value-type="float" office:value="1675" table:style-name="ce19">
            <text:p>1675</text:p>
          </table:table-cell>
          <table:table-cell office:value-type="float" office:value="10.801643139505639" table:formula="of:=([.B4]/[.B6])*100" table:style-name="ce20">
            <text:p>10.80164314</text:p>
          </table:table-cell>
          <table:table-cell table:number-columns-repeated="6" table:style-name="ce1"/>
          <table:table-cell office:value-type="string" table:style-name="ce1">
            <text:p>+3k</text:p>
          </table:table-cell>
          <table:table-cell office:value-type="string" table:style-name="ce1">
            <text:p>+4k voucher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mutual funds</text:p>
          </table:table-cell>
          <table:table-cell office:value-type="float" office:value="6500" table:style-name="ce17">
            <text:p>6500</text:p>
          </table:table-cell>
          <table:table-cell office:value-type="float" office:value="41.916824123454724" table:formula="of:=([.B5]/[.B6])*100" table:style-name="ce21">
            <text:p>41.916824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total</text:p>
          </table:table-cell>
          <table:table-cell office:value-type="float" office:value="15506.9" table:formula="of:=SUM([.B2:.B5])" table:style-name="ce22">
            <text:p>15506.9</text:p>
          </table:table-cell>
          <table:table-cell table:style-name="ce23"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1">
            <draw:frame draw:z-index="1" draw:id="id1" draw:style-name="a1" draw:name="Chart 3" svg:x="0.0625in" svg:y="0.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24"/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finacial_goals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76" table:default-cell-style-name="ce1"/>
        <table:table-row table:style-name="ro2">
          <table:table-cell office:value-type="string" table:style-name="ce25">
            <text:p>annual increment</text:p>
          </table:table-cell>
          <table:table-cell office:value-type="percentage" office:value="0.04" table:style-name="ce26">
            <text:p>4%</text:p>
          </table:table-cell>
          <table:table-cell table:number-columns-repeated="4" table:style-name="ce27"/>
          <table:table-cell table:number-columns-repeated="16378" table:style-name="ce1"/>
        </table:table-row>
        <table:table-row table:style-name="ro2">
          <table:table-cell office:value-type="string" table:style-name="ce25">
            <text:p>job change increment</text:p>
          </table:table-cell>
          <table:table-cell office:value-type="percentage" office:value="0.3" table:style-name="ce26">
            <text:p>30%</text:p>
          </table:table-cell>
          <table:table-cell table:number-columns-repeated="4" table:style-name="ce27"/>
          <table:table-cell table:number-columns-repeated="16378" table:style-name="ce1"/>
        </table:table-row>
        <table:table-row table:style-name="ro2">
          <table:table-cell office:value-type="string" table:style-name="ce25">
            <text:p>inflamation</text:p>
          </table:table-cell>
          <table:table-cell office:value-type="percentage" office:value="7.0000000000000007E-2" table:style-name="ce26">
            <text:p>7%</text:p>
          </table:table-cell>
          <table:table-cell table:number-columns-repeated="4" table:style-name="ce27"/>
          <table:table-cell table:number-columns-repeated="16378" table:style-name="ce1"/>
        </table:table-row>
        <table:table-row table:style-name="ro2">
          <table:table-cell office:value-type="string" table:style-name="ce25">
            <text:p>investment returns</text:p>
          </table:table-cell>
          <table:table-cell office:value-type="percentage" office:value="7.0000000000000007E-2" table:style-name="ce26">
            <text:p>7%</text:p>
          </table:table-cell>
          <table:table-cell table:number-columns-repeated="4" table:style-name="ce27"/>
          <table:table-cell table:number-columns-repeated="16378" table:style-name="ce1"/>
        </table:table-row>
        <table:table-row table:number-rows-repeated="3" table:style-name="ro2">
          <table:table-cell table:number-columns-repeated="6" table:style-name="ce27"/>
          <table:table-cell table:number-columns-repeated="16378" table:style-name="ce1"/>
        </table:table-row>
        <table:table-row table:style-name="ro2">
          <table:table-cell office:value-type="string" table:style-name="ce28">
            <text:p>short terms goals</text:p>
          </table:table-cell>
          <table:table-cell office:value-type="string" table:style-name="ce28">
            <text:p>amount</text:p>
          </table:table-cell>
          <table:table-cell office:value-type="string" table:style-name="ce28">
            <text:p>in how many years</text:p>
          </table:table-cell>
          <table:table-cell office:value-type="string" table:style-name="ce29">
            <text:p>value at that time</text:p>
          </table:table-cell>
          <table:table-cell office:value-type="string" table:style-name="ce28">
            <text:p>value to be by month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30">
            <text:p>emergency fund</text:p>
          </table:table-cell>
          <table:table-cell office:value-type="float" office:value="150000" table:style-name="ce31">
            <text:p>1,50,000</text:p>
          </table:table-cell>
          <table:table-cell office:value-type="float" office:value="1" table:style-name="ce30">
            <text:p>1</text:p>
          </table:table-cell>
          <table:table-cell office:value-type="currency" office:value="150420" table:formula="of:=(([.B9]*[.C9]*7*[.B1])/100)+[.B9]" table:style-name="ce32">
            <text:p>₹ 1,50,420.00</text:p>
          </table:table-cell>
          <table:table-cell office:value-type="currency" office:value="12535" table:formula="of:=[.D9]/12" table:style-name="ce33">
            <text:p>₹12,535.00</text:p>
          </table:table-cell>
          <table:table-cell table:number-columns-repeated="4" table:style-name="ce1"/>
          <table:table-cell office:value-type="string" table:style-name="ce34">
            <text:p>health insurance</text:p>
          </table:table-cell>
          <table:table-cell office:value-type="string" table:style-name="ce35">
            <text:p>life insurance</text:p>
          </table:table-cell>
          <table:table-cell office:value-type="string" table:style-name="ce35">
            <text:p>monthly installment</text:p>
          </table:table-cell>
          <table:table-cell table:style-name="ce35"/>
          <table:table-cell table:number-columns-repeated="16371"/>
        </table:table-row>
        <table:table-row table:style-name="ro2">
          <table:table-cell office:value-type="string" table:style-name="ce30">
            <text:p>vacation</text:p>
          </table:table-cell>
          <table:table-cell office:value-type="float" office:value="20000" table:style-name="ce31">
            <text:p>20,000</text:p>
          </table:table-cell>
          <table:table-cell office:value-type="float" office:value="1" table:style-name="ce30">
            <text:p>1</text:p>
          </table:table-cell>
          <table:table-cell office:value-type="currency" office:value="20420" table:formula="of:=(([.B10]*[.C10]*7*[.B2])/100)+[.B10]" table:style-name="ce32">
            <text:p>₹ 20,420.00</text:p>
          </table:table-cell>
          <table:table-cell office:value-type="currency" office:value="1701.6666666666667" table:formula="of:=[.D10]/12" table:style-name="ce33">
            <text:p>₹1,701.67</text:p>
          </table:table-cell>
          <table:table-cell table:style-name="ce1"/>
          <table:table-cell office:value-type="string" table:style-name="ce36">
            <text:p>total by month</text:p>
          </table:table-cell>
          <table:table-cell table:number-columns-repeated="2" table:style-name="ce1"/>
          <table:table-cell table:style-name="ce37"/>
          <table:table-cell table:number-columns-repeated="3" table:style-name="ce38"/>
          <table:table-cell table:number-columns-repeated="16371"/>
        </table:table-row>
        <table:table-row table:style-name="ro2">
          <table:table-cell office:value-type="string" table:style-name="ce30">
            <text:p>mobile</text:p>
          </table:table-cell>
          <table:table-cell office:value-type="float" office:value="20000" table:style-name="ce31">
            <text:p>20,000</text:p>
          </table:table-cell>
          <table:table-cell office:value-type="float" office:value="2" table:style-name="ce30">
            <text:p>2</text:p>
          </table:table-cell>
          <table:table-cell office:value-type="currency" office:value="20196" table:formula="of:=(([.B11]*[.C11]*7*[.B3])/100)+[.B11]" table:style-name="ce32">
            <text:p>₹ 20,196.00</text:p>
          </table:table-cell>
          <table:table-cell office:value-type="currency" office:value="1683" table:formula="of:=[.D11]/12" table:style-name="ce33">
            <text:p>₹1,683.00</text:p>
          </table:table-cell>
          <table:table-cell table:style-name="ce1"/>
          <table:table-cell office:value-type="currency" office:value="3807.4583333333335" table:formula="of:=([.E10]+[.E11]+[.E12])" table:style-name="ce39">
            <text:p>₹3,807.46</text:p>
          </table:table-cell>
          <table:table-cell table:number-columns-repeated="2" table:style-name="ce1"/>
          <table:table-cell table:style-name="ce37"/>
          <table:table-cell table:number-columns-repeated="3" table:style-name="ce38"/>
          <table:table-cell table:number-columns-repeated="16371"/>
        </table:table-row>
        <table:table-row table:style-name="ro2">
          <table:table-cell office:value-type="string" table:style-name="ce30">
            <text:p>laptop upgrade</text:p>
          </table:table-cell>
          <table:table-cell office:value-type="float" office:value="5000" table:style-name="ce31">
            <text:p>5,000</text:p>
          </table:table-cell>
          <table:table-cell office:value-type="float" office:value="3" table:style-name="ce30">
            <text:p>3</text:p>
          </table:table-cell>
          <table:table-cell office:value-type="currency" office:value="5073.5" table:formula="of:=(([.B12]*[.C12]*7*[.B4])/100)+[.B12]" table:style-name="ce32">
            <text:p>₹ 5,073.50</text:p>
          </table:table-cell>
          <table:table-cell office:value-type="currency" office:value="422.79166666666669" table:formula="of:=[.D12]/12" table:style-name="ce33">
            <text:p>₹422.79</text:p>
          </table:table-cell>
          <table:table-cell table:number-columns-repeated="4" table:style-name="ce1"/>
          <table:table-cell table:style-name="ce37"/>
          <table:table-cell table:number-columns-repeated="3" table:style-name="ce38"/>
          <table:table-cell table:number-columns-repeated="16371"/>
        </table:table-row>
        <table:table-row table:style-name="ro2">
          <table:table-cell office:value-type="string" table:style-name="ce30">
            <text:p>mbo</text:p>
          </table:table-cell>
          <table:table-cell office:value-type="float" office:value="100000" table:style-name="ce31">
            <text:p>1,00,000</text:p>
          </table:table-cell>
          <table:table-cell office:value-type="float" office:value="1" table:style-name="ce30">
            <text:p>1</text:p>
          </table:table-cell>
          <table:table-cell office:value-type="currency" office:value="100000" table:formula="of:=(([.B13]*[.C13]*7*[.B5])/100)+[.B13]" table:style-name="ce32">
            <text:p>₹ 1,00,000.00</text:p>
          </table:table-cell>
          <table:table-cell office:value-type="currency" office:value="8333.3333333333339" table:formula="of:=[.D13]/12" table:style-name="ce33">
            <text:p>₹8,333.33</text:p>
          </table:table-cell>
          <table:table-cell table:number-columns-repeated="4" table:style-name="ce1"/>
          <table:table-cell table:style-name="ce37"/>
          <table:table-cell table:number-columns-repeated="3" table:style-name="ce38"/>
          <table:table-cell table:number-columns-repeated="16371"/>
        </table:table-row>
        <table:table-row table:number-rows-repeated="4" table:style-name="ro2">
          <table:table-cell table:number-columns-repeated="6" table:style-name="ce27"/>
          <table:table-cell table:number-columns-repeated="16378" table:style-name="ce1"/>
        </table:table-row>
        <table:table-row table:style-name="ro2">
          <table:table-cell office:value-type="string" table:style-name="ce40">
            <text:p>Medium term goals</text:p>
          </table:table-cell>
          <table:table-cell office:value-type="string" table:style-name="ce40">
            <text:p>amount</text:p>
          </table:table-cell>
          <table:table-cell office:value-type="string" table:style-name="ce40">
            <text:p>in how many years</text:p>
          </table:table-cell>
          <table:table-cell office:value-type="string" table:style-name="ce41">
            <text:p>value at that time</text:p>
          </table:table-cell>
          <table:table-cell office:value-type="string" table:style-name="ce40">
            <text:p>value to be month<text:s/>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42">
            <text:p>vacation</text:p>
          </table:table-cell>
          <table:table-cell office:value-type="float" office:value="200000" table:style-name="ce43">
            <text:p>2,00,000</text:p>
          </table:table-cell>
          <table:table-cell office:value-type="float" office:value="3" table:style-name="ce44">
            <text:p>3</text:p>
          </table:table-cell>
          <table:table-cell office:value-type="float" office:value="200420" table:formula="of:=(([.B19]*[.C19]*[.B4])/100)+[.B19]" table:style-name="ce45">
            <text:p>200420</text:p>
          </table:table-cell>
          <table:table-cell office:value-type="currency" office:value="5567.2222222222226" table:formula="of:=[.D19]/([.C19]*12)" table:style-name="ce46">
            <text:p>₹5,567.22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42">
            <text:p>car</text:p>
          </table:table-cell>
          <table:table-cell office:value-type="float" office:value="700000" table:style-name="ce43">
            <text:p>7,00,000</text:p>
          </table:table-cell>
          <table:table-cell office:value-type="float" office:value="5" table:style-name="ce44">
            <text:p>5</text:p>
          </table:table-cell>
          <table:table-cell office:value-type="float" office:value="945000" table:formula="of:=(([.B20]*[.C20]*7)/100)+[.B20]" table:style-name="ce45">
            <text:p>945000</text:p>
          </table:table-cell>
          <table:table-cell office:value-type="currency" office:value="15750" table:formula="of:=[.D20]/([.C20]*12)" table:style-name="ce46">
            <text:p>₹15,750.00</text:p>
          </table:table-cell>
          <table:table-cell table:style-name="ce27"/>
          <table:table-cell office:value-type="string" table:style-name="ce36">
            <text:p>total by month</text:p>
          </table:table-cell>
          <table:table-cell table:number-columns-repeated="16377"/>
        </table:table-row>
        <table:table-row table:style-name="ro2">
          <table:table-cell office:value-type="string" table:style-name="ce42">
            <text:p>marriage</text:p>
          </table:table-cell>
          <table:table-cell office:value-type="float" office:value="500000" table:style-name="ce43">
            <text:p>5,00,000</text:p>
          </table:table-cell>
          <table:table-cell office:value-type="float" office:value="6" table:style-name="ce44">
            <text:p>6</text:p>
          </table:table-cell>
          <table:table-cell office:value-type="float" office:value="710000" table:formula="of:=(([.B21]*[.C21]*7)/100)+[.B21]" table:style-name="ce45">
            <text:p>710000</text:p>
          </table:table-cell>
          <table:table-cell office:value-type="currency" office:value="9861.1111111111113" table:formula="of:=[.D21]/([.C21]*12)" table:style-name="ce46">
            <text:p>₹9,861.11</text:p>
          </table:table-cell>
          <table:table-cell table:style-name="ce27"/>
          <table:table-cell office:value-type="currency" office:value="25611.111111111109" table:formula="of:=([.E20]+[.E21]+[.E22])" table:style-name="ce39">
            <text:p>₹25,611.11</text:p>
          </table:table-cell>
          <table:table-cell table:number-columns-repeated="16377"/>
        </table:table-row>
        <table:table-row table:style-name="ro2">
          <table:table-cell table:number-columns-repeated="3" table:style-name="ce42"/>
          <table:table-cell table:style-name="ce47"/>
          <table:table-cell table:style-name="ce42"/>
          <table:table-cell table:style-name="ce27"/>
          <table:table-cell table:number-columns-repeated="16378" table:style-name="ce1"/>
        </table:table-row>
        <table:table-row table:number-rows-repeated="2" table:style-name="ro2">
          <table:table-cell table:number-columns-repeated="5" table:style-name="ce42"/>
          <table:table-cell table:style-name="ce27"/>
          <table:table-cell table:number-columns-repeated="16378" table:style-name="ce1"/>
        </table:table-row>
        <table:table-row table:number-rows-repeated="3" table:style-name="ro2">
          <table:table-cell table:number-columns-repeated="6" table:style-name="ce27"/>
          <table:table-cell table:number-columns-repeated="16378" table:style-name="ce1"/>
        </table:table-row>
        <table:table-row table:style-name="ro2">
          <table:table-cell office:value-type="string" table:style-name="ce48">
            <text:p>long term goals</text:p>
          </table:table-cell>
          <table:table-cell office:value-type="string" table:style-name="ce48">
            <text:p>amount</text:p>
          </table:table-cell>
          <table:table-cell office:value-type="string" table:style-name="ce48">
            <text:p>in how many years</text:p>
          </table:table-cell>
          <table:table-cell office:value-type="string" table:style-name="ce49">
            <text:p>value at that time</text:p>
          </table:table-cell>
          <table:table-cell office:value-type="string" table:style-name="ce48">
            <text:p>value to be by month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50">
            <text:p>home</text:p>
          </table:table-cell>
          <table:table-cell office:value-type="float" office:value="2000000" table:style-name="ce51">
            <text:p>20,00,000</text:p>
          </table:table-cell>
          <table:table-cell office:value-type="float" office:value="15" table:style-name="ce52">
            <text:p>15</text:p>
          </table:table-cell>
          <table:table-cell office:value-type="float" office:value="4100000" table:formula="of:=(([.B29]*[.C29]*7)/100)+[.B29]" table:style-name="ce53">
            <text:p>4100000</text:p>
          </table:table-cell>
          <table:table-cell office:value-type="currency" office:value="22777.777777777777" table:formula="of:=[.D29]/([.C29]*12)" table:style-name="ce46">
            <text:p>₹22,777.78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50">
            <text:p>kids education</text:p>
          </table:table-cell>
          <table:table-cell office:value-type="float" office:value="2500000" table:style-name="ce51">
            <text:p>25,00,000</text:p>
          </table:table-cell>
          <table:table-cell office:value-type="float" office:value="25" table:style-name="ce52">
            <text:p>25</text:p>
          </table:table-cell>
          <table:table-cell office:value-type="float" office:value="6875000" table:formula="of:=(([.B30]*[.C30]*7)/100)+[.B30]" table:style-name="ce53">
            <text:p>6875000</text:p>
          </table:table-cell>
          <table:table-cell office:value-type="currency" office:value="22916.666666666668" table:formula="of:=[.D30]/([.C30]*12)" table:style-name="ce46">
            <text:p>₹22,916.67</text:p>
          </table:table-cell>
          <table:table-cell table:style-name="ce27"/>
          <table:table-cell office:value-type="string" table:style-name="ce36">
            <text:p>total by month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retirement fund</text:p>
          </table:table-cell>
          <table:table-cell office:value-type="float" office:value="10000000" table:style-name="ce51">
            <text:p>1,00,00,000</text:p>
          </table:table-cell>
          <table:table-cell office:value-type="float" office:value="30" table:style-name="ce52">
            <text:p>30</text:p>
          </table:table-cell>
          <table:table-cell office:value-type="float" office:value="31000000" table:formula="of:=(([.B31]*[.C31]*7)/100)+[.B31]" table:style-name="ce53">
            <text:p>31000000</text:p>
          </table:table-cell>
          <table:table-cell office:value-type="currency" office:value="86111.111111111109" table:formula="of:=[.D31]/([.C31]*12)" table:style-name="ce46">
            <text:p>₹86,111.11</text:p>
          </table:table-cell>
          <table:table-cell table:style-name="ce27"/>
          <table:table-cell office:value-type="currency" office:value="109027.77777777778" table:formula="of:=([.E30]+[.E31]+[.E32])" table:style-name="ce39">
            <text:p>₹1,09,027.78</text:p>
          </table:table-cell>
          <table:table-cell table:number-columns-repeated="16377"/>
        </table:table-row>
        <table:table-row table:style-name="ro2">
          <table:table-cell table:number-columns-repeated="3" table:style-name="ce50"/>
          <table:table-cell table:style-name="ce54"/>
          <table:table-cell table:style-name="ce50"/>
          <table:table-cell table:number-columns-repeated="16379" table:style-name="ce1"/>
        </table:table-row>
        <table:table-row table:number-rows-repeated="2" table:style-name="ro2">
          <table:table-cell table:number-columns-repeated="5" table:style-name="ce50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* compounding formula</text:p>
          </table:table-cell>
          <table:table-cell table:number-columns-repeated="16382" table:style-name="ce1"/>
        </table:table-row>
        <table:table-row table:number-rows-repeated="1048538" table:style-name="ro1">
          <table:table-cell table:number-columns-repeated="16384"/>
        </table:table-row>
      </table:table>
      <table:table table:name="ivestment_details" table:style-name="ta1"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12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20" table:default-cell-style-name="ce1"/>
        <table:table-column table:style-name="co4" table:default-cell-style-name="ce1"/>
        <table:table-column table:style-name="co21" table:default-cell-style-name="ce1"/>
        <table:table-column table:style-name="co4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55">
            <text:p><text:s/>shares<text:s/></text:p>
          </table:table-cell>
          <table:table-cell office:value-type="string" table:style-name="ce56">
            <text:p>Shares qty<text:s/></text:p>
          </table:table-cell>
          <table:table-cell office:value-type="string" table:style-name="ce57">
            <text:p>total invest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8">
            <text:p>nifty bees</text:p>
          </table:table-cell>
          <table:table-cell office:value-type="float" office:value="13" table:style-name="ce59">
            <text:p>13</text:p>
          </table:table-cell>
          <table:table-cell office:value-type="float" office:value="2132" table:style-name="ce60">
            <text:p>2132</text:p>
          </table:table-cell>
          <table:table-cell table:number-columns-repeated="2" table:style-name="ce1"/>
          <table:table-cell office:value-type="string" table:style-name="ce61">
            <text:p>bonds</text:p>
          </table:table-cell>
          <table:table-cell office:value-type="string" table:style-name="ce61">
            <text:p>qty</text:p>
          </table:table-cell>
          <table:table-cell office:value-type="string" table:style-name="ce61">
            <text:p>price at byuing</text:p>
          </table:table-cell>
          <table:table-cell office:value-type="string" table:style-name="ce61">
            <text:p>tenure</text:p>
          </table:table-cell>
          <table:table-cell office:value-type="string" table:style-name="ce61">
            <text:p>total investment per bond</text:p>
          </table:table-cell>
          <table:table-cell table:style-name="ce1"/>
          <table:table-cell office:value-type="string" table:style-name="ce62">
            <text:p>mutual funds</text:p>
          </table:table-cell>
          <table:table-cell office:value-type="string" table:style-name="ce62">
            <text:p>price</text:p>
          </table:table-cell>
          <table:table-cell office:value-type="string" table:style-name="ce62">
            <text:p>sip?</text:p>
          </table:table-cell>
          <table:table-cell office:value-type="string" table:style-name="ce62">
            <text:p>sip value</text:p>
          </table:table-cell>
          <table:table-cell table:number-columns-repeated="16369"/>
        </table:table-row>
        <table:table-row table:style-name="ro3">
          <table:table-cell office:value-type="string" table:style-name="ce58">
            <text:p>nippon gold bees</text:p>
          </table:table-cell>
          <table:table-cell office:value-type="float" office:value="1" table:style-name="ce59">
            <text:p>1</text:p>
          </table:table-cell>
          <table:table-cell office:value-type="float" office:value="922" table:style-name="ce60">
            <text:p>922</text:p>
          </table:table-cell>
          <table:table-cell table:number-columns-repeated="2" table:style-name="ce1"/>
          <table:table-cell table:number-columns-repeated="5" table:style-name="ce63"/>
          <table:table-cell table:style-name="ce1"/>
          <table:table-cell office:value-type="string" table:style-name="ce64">
            <text:p>Tata multiset asset oppurtunities fund</text:p>
          </table:table-cell>
          <table:table-cell office:value-type="float" office:value="6000" table:style-name="ce65">
            <text:p>6000</text:p>
          </table:table-cell>
          <table:table-cell office:value-type="string" table:style-name="ce66">
            <text:p>yes</text:p>
          </table:table-cell>
          <table:table-cell office:value-type="float" office:value="1000" table:formula="of:=IF([.N3]=&quot;no&quot;;&quot;none&quot;;1000)" table:style-name="ce66">
            <text:p>1000</text:p>
          </table:table-cell>
          <table:table-cell table:number-columns-repeated="16369"/>
        </table:table-row>
        <table:table-row table:style-name="ro4">
          <table:table-cell office:value-type="string" table:style-name="ce58">
            <text:p>tata motors</text:p>
          </table:table-cell>
          <table:table-cell office:value-type="float" office:value="2" table:style-name="ce59">
            <text:p>2</text:p>
          </table:table-cell>
          <table:table-cell office:value-type="float" office:value="632" table:style-name="ce60">
            <text:p>632</text:p>
          </table:table-cell>
          <table:table-cell table:number-columns-repeated="2" table:style-name="ce1"/>
          <table:table-cell table:number-columns-repeated="5" table:style-name="ce63"/>
          <table:table-cell table:style-name="ce1"/>
          <table:table-cell office:value-type="string" table:style-name="ce64">
            <text:p>aditya birla sun life felxi cap fund</text:p>
          </table:table-cell>
          <table:table-cell office:value-type="float" office:value="500" table:style-name="ce66">
            <text:p>500</text:p>
          </table:table-cell>
          <table:table-cell office:value-type="string" table:style-name="ce66">
            <text:p>no</text:p>
          </table:table-cell>
          <table:table-cell office:value-type="string" office:string-value="none" table:formula="of:=IF([.N4]=&quot;no&quot;;&quot;none&quot;;1500)" table:style-name="ce66">
            <text:p>none</text:p>
          </table:table-cell>
          <table:table-cell table:number-columns-repeated="16369"/>
        </table:table-row>
        <table:table-row table:style-name="ro2">
          <table:table-cell office:value-type="string" table:style-name="ce58">
            <text:p>Bharti airtel</text:p>
          </table:table-cell>
          <table:table-cell office:value-type="float" office:value="1" table:style-name="ce59">
            <text:p>1</text:p>
          </table:table-cell>
          <table:table-cell office:value-type="float" office:value="531" table:style-name="ce60">
            <text:p>531</text:p>
          </table:table-cell>
          <table:table-cell table:number-columns-repeated="2" table:style-name="ce1"/>
          <table:table-cell table:number-columns-repeated="5" table:style-name="ce63"/>
          <table:table-cell table:style-name="ce1"/>
          <table:table-cell table:number-columns-repeated="3" table:style-name="ce66"/>
          <table:table-cell office:value-type="float" office:value="1500" table:formula="of:=IF([.N5]=&quot;no&quot;;&quot;none&quot;;1500)" table:style-name="ce66">
            <text:p>1500</text:p>
          </table:table-cell>
          <table:table-cell table:number-columns-repeated="16369"/>
        </table:table-row>
        <table:table-row table:style-name="ro2">
          <table:table-cell office:value-type="string" table:style-name="ce58">
            <text:p>wipro</text:p>
          </table:table-cell>
          <table:table-cell office:value-type="float" office:value="22" table:style-name="ce59">
            <text:p>22</text:p>
          </table:table-cell>
          <table:table-cell office:value-type="float" office:value="511" table:style-name="ce60">
            <text:p>511</text:p>
          </table:table-cell>
          <table:table-cell table:number-columns-repeated="2" table:style-name="ce1"/>
          <table:table-cell table:number-columns-repeated="5" table:style-name="ce63"/>
          <table:table-cell table:style-name="ce1"/>
          <table:table-cell table:number-columns-repeated="3" table:style-name="ce66"/>
          <table:table-cell office:value-type="float" office:value="1500" table:formula="of:=IF([.N6]=&quot;no&quot;;&quot;none&quot;;1500)" table:style-name="ce66">
            <text:p>1500</text:p>
          </table:table-cell>
          <table:table-cell table:number-columns-repeated="16369"/>
        </table:table-row>
        <table:table-row table:style-name="ro2">
          <table:table-cell office:value-type="string" table:style-name="ce58">
            <text:p>nifty mid 150</text:p>
          </table:table-cell>
          <table:table-cell table:style-name="ce59"/>
          <table:table-cell office:value-type="float" office:value="221" table:style-name="ce60">
            <text:p>221</text:p>
          </table:table-cell>
          <table:table-cell table:number-columns-repeated="2" table:style-name="ce1"/>
          <table:table-cell table:number-columns-repeated="5" table:style-name="ce63"/>
          <table:table-cell table:style-name="ce1"/>
          <table:table-cell table:number-columns-repeated="3" table:style-name="ce66"/>
          <table:table-cell office:value-type="float" office:value="1500" table:formula="of:=IF([.N7]=&quot;no&quot;;&quot;none&quot;;1500)" table:style-name="ce66">
            <text:p>1500</text:p>
          </table:table-cell>
          <table:table-cell table:number-columns-repeated="16369"/>
        </table:table-row>
        <table:table-row table:style-name="ro2">
          <table:table-cell office:value-type="string" table:style-name="ce58">
            <text:p>junior bees</text:p>
          </table:table-cell>
          <table:table-cell table:style-name="ce59"/>
          <table:table-cell office:value-type="float" office:value="442" table:style-name="ce60">
            <text:p>442</text:p>
          </table:table-cell>
          <table:table-cell table:number-columns-repeated="2" table:style-name="ce1"/>
          <table:table-cell table:number-columns-repeated="5" table:style-name="ce63"/>
          <table:table-cell table:style-name="ce1"/>
          <table:table-cell table:number-columns-repeated="3" table:style-name="ce66"/>
          <table:table-cell office:value-type="float" office:value="1500" table:formula="of:=IF([.N8]=&quot;no&quot;;&quot;none&quot;;1500)" table:style-name="ce66">
            <text:p>1500</text:p>
          </table:table-cell>
          <table:table-cell table:number-columns-repeated="16369"/>
        </table:table-row>
        <table:table-row table:style-name="ro2">
          <table:table-cell table:style-name="ce58"/>
          <table:table-cell table:style-name="ce59"/>
          <table:table-cell table:style-name="ce60"/>
          <table:table-cell table:number-columns-repeated="2" table:style-name="ce1"/>
          <table:table-cell table:number-columns-repeated="5" table:style-name="ce63"/>
          <table:table-cell table:style-name="ce1"/>
          <table:table-cell table:number-columns-repeated="3" table:style-name="ce66"/>
          <table:table-cell office:value-type="float" office:value="1500" table:formula="of:=IF([.N9]=&quot;no&quot;;&quot;none&quot;;1500)" table:style-name="ce66">
            <text:p>1500</text:p>
          </table:table-cell>
          <table:table-cell table:number-columns-repeated="16369"/>
        </table:table-row>
        <table:table-row table:style-name="ro2">
          <table:table-cell table:style-name="ce58"/>
          <table:table-cell table:style-name="ce59"/>
          <table:table-cell table:style-name="ce60"/>
          <table:table-cell table:number-columns-repeated="2" table:style-name="ce1"/>
          <table:table-cell table:number-columns-repeated="5" table:style-name="ce63"/>
          <table:table-cell table:style-name="ce1"/>
          <table:table-cell table:number-columns-repeated="3" table:style-name="ce66"/>
          <table:table-cell office:value-type="float" office:value="1500" table:formula="of:=IF([.N10]=&quot;no&quot;;&quot;none&quot;;1500)" table:style-name="ce66">
            <text:p>1500</text:p>
          </table:table-cell>
          <table:table-cell table:number-columns-repeated="16369"/>
        </table:table-row>
        <table:table-row table:style-name="ro2">
          <table:table-cell table:style-name="ce58"/>
          <table:table-cell table:style-name="ce59"/>
          <table:table-cell table:style-name="ce60"/>
          <table:table-cell table:number-columns-repeated="2" table:style-name="ce1"/>
          <table:table-cell table:number-columns-repeated="5" table:style-name="ce63"/>
          <table:table-cell table:style-name="ce1"/>
          <table:table-cell table:number-columns-repeated="3" table:style-name="ce66"/>
          <table:table-cell office:value-type="float" office:value="1500" table:formula="of:=IF([.N11]=&quot;no&quot;;&quot;none&quot;;1500)" table:style-name="ce66">
            <text:p>1500</text:p>
          </table:table-cell>
          <table:table-cell table:number-columns-repeated="16369"/>
        </table:table-row>
        <table:table-row table:style-name="ro2">
          <table:table-cell table:style-name="ce58"/>
          <table:table-cell table:style-name="ce59"/>
          <table:table-cell table:style-name="ce60"/>
          <table:table-cell table:number-columns-repeated="2" table:style-name="ce1"/>
          <table:table-cell table:number-columns-repeated="5" table:style-name="ce63"/>
          <table:table-cell table:style-name="ce1"/>
          <table:table-cell table:number-columns-repeated="3" table:style-name="ce66"/>
          <table:table-cell office:value-type="float" office:value="1500" table:formula="of:=IF([.N12]=&quot;no&quot;;&quot;none&quot;;1500)" table:style-name="ce66">
            <text:p>1500</text:p>
          </table:table-cell>
          <table:table-cell table:number-columns-repeated="16369"/>
        </table:table-row>
        <table:table-row table:style-name="ro2">
          <table:table-cell table:style-name="ce58"/>
          <table:table-cell table:style-name="ce59"/>
          <table:table-cell table:style-name="ce60"/>
          <table:table-cell table:number-columns-repeated="2" table:style-name="ce1"/>
          <table:table-cell office:value-type="string" table:style-name="ce63">
            <text:p>total</text:p>
          </table:table-cell>
          <table:table-cell office:value-type="float" office:value="0" table:formula="of:=SUM([.G3:.G12])" table:style-name="ce67">
            <text:p>0</text:p>
          </table:table-cell>
          <table:table-cell office:value-type="float" office:value="0" table:formula="of:=SUM([.H3:.H12])" table:style-name="ce67">
            <text:p>0</text:p>
          </table:table-cell>
          <table:table-cell office:value-type="float" office:value="0" table:formula="of:=SUM([.I3:.I12])" table:style-name="ce67">
            <text:p>0</text:p>
          </table:table-cell>
          <table:table-cell office:value-type="float" office:value="0" table:formula="of:=SUM([.J3:.J12])" table:style-name="ce67">
            <text:p>0</text:p>
          </table:table-cell>
          <table:table-cell table:style-name="ce1"/>
          <table:table-cell office:value-type="string" table:style-name="ce66">
            <text:p>total</text:p>
          </table:table-cell>
          <table:table-cell office:value-type="float" office:value="6500" table:formula="of:=SUM([.M3:.M12])" table:style-name="ce67">
            <text:p>6500</text:p>
          </table:table-cell>
          <table:table-cell table:number-columns-repeated="2" table:style-name="ce66"/>
          <table:table-cell table:number-columns-repeated="16369"/>
        </table:table-row>
        <table:table-row table:style-name="ro2">
          <table:table-cell table:style-name="ce58"/>
          <table:table-cell table:style-name="ce59"/>
          <table:table-cell table:style-name="ce60"/>
          <table:table-cell table:number-columns-repeated="16381" table:style-name="ce1"/>
        </table:table-row>
        <table:table-row table:style-name="ro2">
          <table:table-cell office:value-type="string" table:style-name="ce68">
            <text:p>total</text:p>
          </table:table-cell>
          <table:table-cell office:value-type="float" office:value="39" table:formula="of:=SUM([.B2:.B14])" table:style-name="ce69">
            <text:p>39</text:p>
          </table:table-cell>
          <table:table-cell office:value-type="float" office:value="5391" table:formula="of:=SUM([.C2:.C14])" table:style-name="ce69">
            <text:p>5391</text:p>
          </table:table-cell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50;30;20_sheet" table:style-name="ta2">
        <table:table-column table:style-name="co17" table:default-cell-style-name="ce1"/>
        <table:table-column table:style-name="co10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9" table:default-cell-style-name="ce1"/>
        <table:table-column table:style-name="co30" table:default-cell-style-name="ce1"/>
        <table:table-column table:style-name="co31" table:default-cell-style-name="ce1"/>
        <table:table-column table:style-name="co7" table:default-cell-style-name="ce1"/>
        <table:table-column table:style-name="co32" table:default-cell-style-name="ce1"/>
        <table:table-column table:style-name="co7" table:default-cell-style-name="ce1"/>
        <table:table-column table:style-name="co33" table:default-cell-style-name="ce1"/>
        <table:table-column table:style-name="co34" table:default-cell-style-name="ce1"/>
        <table:table-column table:style-name="co17" table:number-columns-repeated="16367" table:default-cell-style-name="ce1"/>
        <table:table-row table:style-name="ro2">
          <table:table-cell office:value-type="string" table:style-name="ce70">
            <text:p>year</text:p>
          </table:table-cell>
          <table:table-cell office:value-type="string" table:style-name="ce70">
            <text:p>Starting Salary</text:p>
          </table:table-cell>
          <table:table-cell office:value-type="string" table:style-name="ce70">
            <text:p>Job change?</text:p>
          </table:table-cell>
          <table:table-cell office:value-type="string" table:style-name="ce70">
            <text:p>Increment</text:p>
          </table:table-cell>
          <table:table-cell office:value-type="string" table:style-name="ce70">
            <text:p>Ending salary</text:p>
          </table:table-cell>
          <table:table-cell office:value-type="string" table:style-name="ce70">
            <text:p>Monthly wants</text:p>
          </table:table-cell>
          <table:table-cell office:value-type="string" table:style-name="ce70">
            <text:p>Monthly Investments</text:p>
          </table:table-cell>
          <table:table-cell office:value-type="string" table:style-name="ce70">
            <text:p>Needs(monthly)</text:p>
          </table:table-cell>
          <table:table-cell office:value-type="string" table:style-name="ce70">
            <text:p>Wants(yearly)</text:p>
          </table:table-cell>
          <table:table-cell office:value-type="string" table:style-name="ce70">
            <text:p>Investment(yearly)</text:p>
          </table:table-cell>
          <table:table-cell office:value-type="string" table:style-name="ce70">
            <text:p>Needs(yearly)</text:p>
          </table:table-cell>
          <table:table-cell office:value-type="string" table:style-name="ce70">
            <text:p>yearly salary</text:p>
          </table:table-cell>
          <table:table-cell office:value-type="string" table:style-name="ce71">
            <text:p>investment gold y</text:p>
          </table:table-cell>
          <table:table-cell office:value-type="string" table:style-name="ce71">
            <text:p>investment gold m</text:p>
          </table:table-cell>
          <table:table-cell office:value-type="string" table:style-name="ce71">
            <text:p>investment shares y</text:p>
          </table:table-cell>
          <table:table-cell office:value-type="string" table:style-name="ce71">
            <text:p>investment share m</text:p>
          </table:table-cell>
          <table:table-cell office:value-type="string" table:style-name="ce71">
            <text:p>investment bonds yearly</text:p>
          </table:table-cell>
          <table:table-cell table:number-columns-repeated="16367"/>
        </table:table-row>
        <table:table-row table:style-name="ro1">
          <table:table-cell office:value-type="float" office:value="1" table:style-name="ce72">
            <text:p>1</text:p>
          </table:table-cell>
          <table:table-cell office:value-type="float" office:value="22450" table:style-name="ce72">
            <text:p>22450</text:p>
          </table:table-cell>
          <table:table-cell office:value-type="string" table:style-name="ce72">
            <text:p>no</text:p>
          </table:table-cell>
          <table:table-cell office:value-type="float" office:value="0" table:formula="of:=IF([.C2]=&quot;yes&quot;;[.B2]*1.04;0)" table:style-name="ce72">
            <text:p>0</text:p>
          </table:table-cell>
          <table:table-cell office:value-type="float" office:value="22450" table:formula="of:=[.B2]+[.D2]" table:style-name="ce72">
            <text:p>22450</text:p>
          </table:table-cell>
          <table:table-cell office:value-type="float" office:value="6735" table:formula="of:=[.E2]*0.3" table:style-name="ce72">
            <text:p>6735</text:p>
          </table:table-cell>
          <table:table-cell office:value-type="float" office:value="4490" table:formula="of:=[.E2]*0.2" table:style-name="ce72">
            <text:p>4490</text:p>
          </table:table-cell>
          <table:table-cell office:value-type="float" office:value="11225" table:formula="of:=[.E2]*0.5" table:style-name="ce72">
            <text:p>11225</text:p>
          </table:table-cell>
          <table:table-cell office:value-type="float" office:value="80820" table:formula="of:=[.F2]*12" table:style-name="ce72">
            <text:p>80820</text:p>
          </table:table-cell>
          <table:table-cell office:value-type="float" office:value="53880" table:formula="of:=[.G2]*12" table:style-name="ce72">
            <text:p>53880</text:p>
          </table:table-cell>
          <table:table-cell office:value-type="float" office:value="134700" table:formula="of:=[.H2]*12" table:style-name="ce72">
            <text:p>134700</text:p>
          </table:table-cell>
          <table:table-cell office:value-type="float" office:value="269400" table:formula="of:=[.B2]*12" table:style-name="ce72">
            <text:p>269400</text:p>
          </table:table-cell>
          <table:table-cell office:value-type="float" office:value="21552" table:formula="of:=([.J2]*0.4)" table:style-name="ce73">
            <text:p>21552</text:p>
          </table:table-cell>
          <table:table-cell office:value-type="float" office:value="1796" table:formula="of:=([.G2]*0.4)" table:style-name="ce73">
            <text:p>1796</text:p>
          </table:table-cell>
          <table:table-cell office:value-type="float" office:value="16164" table:formula="of:=[.J2]*0.3" table:style-name="ce73">
            <text:p>16164</text:p>
          </table:table-cell>
          <table:table-cell office:value-type="float" office:value="1347" table:formula="of:=[.O2]/12" table:style-name="ce73">
            <text:p>1347</text:p>
          </table:table-cell>
          <table:table-cell office:value-type="float" office:value="16164" table:formula="of:=[.J2]*0.3" table:style-name="ce73">
            <text:p>16164</text:p>
          </table:table-cell>
          <table:table-cell table:number-columns-repeated="16367"/>
        </table:table-row>
        <table:table-row table:style-name="ro1">
          <table:table-cell office:value-type="float" office:value="2" table:style-name="ce72">
            <text:p>2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3]=&quot;yes&quot;;[.B3]*1.04;0)" table:style-name="ce72">
            <text:p>0</text:p>
          </table:table-cell>
          <table:table-cell office:value-type="float" office:value="0" table:formula="of:=[.B3]+[.D3]" table:style-name="ce72">
            <text:p>0</text:p>
          </table:table-cell>
          <table:table-cell office:value-type="float" office:value="0" table:formula="of:=[.E3]*0.3" table:style-name="ce72">
            <text:p>0</text:p>
          </table:table-cell>
          <table:table-cell office:value-type="float" office:value="0" table:formula="of:=[.E3]*0.2" table:style-name="ce72">
            <text:p>0</text:p>
          </table:table-cell>
          <table:table-cell office:value-type="float" office:value="0" table:formula="of:=[.E3]*0.5" table:style-name="ce72">
            <text:p>0</text:p>
          </table:table-cell>
          <table:table-cell office:value-type="float" office:value="0" table:formula="of:=[.F3]*12" table:style-name="ce72">
            <text:p>0</text:p>
          </table:table-cell>
          <table:table-cell office:value-type="float" office:value="0" table:formula="of:=[.G3]*12" table:style-name="ce72">
            <text:p>0</text:p>
          </table:table-cell>
          <table:table-cell office:value-type="float" office:value="0" table:formula="of:=[.H3]*12" table:style-name="ce72">
            <text:p>0</text:p>
          </table:table-cell>
          <table:table-cell office:value-type="float" office:value="0" table:formula="of:=[.B3]*12" table:style-name="ce72">
            <text:p>0</text:p>
          </table:table-cell>
          <table:table-cell office:value-type="float" office:value="0" table:formula="of:=([.J3]*0.4)" table:style-name="ce73">
            <text:p>0</text:p>
          </table:table-cell>
          <table:table-cell office:value-type="float" office:value="0" table:formula="of:=([.G3]*0.4)" table:style-name="ce73">
            <text:p>0</text:p>
          </table:table-cell>
          <table:table-cell office:value-type="float" office:value="0" table:formula="of:=[.J3]*0.3" table:style-name="ce73">
            <text:p>0</text:p>
          </table:table-cell>
          <table:table-cell office:value-type="float" office:value="0" table:formula="of:=[.O3]/12" table:style-name="ce73">
            <text:p>0</text:p>
          </table:table-cell>
          <table:table-cell office:value-type="float" office:value="0" table:formula="of:=[.J3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3" table:style-name="ce72">
            <text:p>3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4]=&quot;yes&quot;;[.B4]*1.04;0)" table:style-name="ce72">
            <text:p>0</text:p>
          </table:table-cell>
          <table:table-cell office:value-type="float" office:value="0" table:formula="of:=[.B4]+[.D4]" table:style-name="ce72">
            <text:p>0</text:p>
          </table:table-cell>
          <table:table-cell office:value-type="float" office:value="0" table:formula="of:=[.E4]*0.3" table:style-name="ce72">
            <text:p>0</text:p>
          </table:table-cell>
          <table:table-cell office:value-type="float" office:value="0" table:formula="of:=[.E4]*0.2" table:style-name="ce72">
            <text:p>0</text:p>
          </table:table-cell>
          <table:table-cell office:value-type="float" office:value="0" table:formula="of:=[.E4]*0.5" table:style-name="ce72">
            <text:p>0</text:p>
          </table:table-cell>
          <table:table-cell office:value-type="float" office:value="0" table:formula="of:=[.F4]*12" table:style-name="ce72">
            <text:p>0</text:p>
          </table:table-cell>
          <table:table-cell office:value-type="float" office:value="0" table:formula="of:=[.G4]*12" table:style-name="ce72">
            <text:p>0</text:p>
          </table:table-cell>
          <table:table-cell office:value-type="float" office:value="0" table:formula="of:=[.H4]*12" table:style-name="ce72">
            <text:p>0</text:p>
          </table:table-cell>
          <table:table-cell office:value-type="float" office:value="0" table:formula="of:=[.B4]*12" table:style-name="ce72">
            <text:p>0</text:p>
          </table:table-cell>
          <table:table-cell office:value-type="float" office:value="0" table:formula="of:=([.J4]*0.4)" table:style-name="ce73">
            <text:p>0</text:p>
          </table:table-cell>
          <table:table-cell office:value-type="float" office:value="0" table:formula="of:=([.G4]*0.4)" table:style-name="ce73">
            <text:p>0</text:p>
          </table:table-cell>
          <table:table-cell office:value-type="float" office:value="0" table:formula="of:=[.J4]*0.3" table:style-name="ce73">
            <text:p>0</text:p>
          </table:table-cell>
          <table:table-cell office:value-type="float" office:value="0" table:formula="of:=[.O4]/12" table:style-name="ce73">
            <text:p>0</text:p>
          </table:table-cell>
          <table:table-cell office:value-type="float" office:value="0" table:formula="of:=[.J4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4" table:style-name="ce72">
            <text:p>4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5]=&quot;yes&quot;;[.B5]*1.04;0)" table:style-name="ce72">
            <text:p>0</text:p>
          </table:table-cell>
          <table:table-cell office:value-type="float" office:value="0" table:formula="of:=[.B5]+[.D5]" table:style-name="ce72">
            <text:p>0</text:p>
          </table:table-cell>
          <table:table-cell office:value-type="float" office:value="0" table:formula="of:=[.E5]*0.3" table:style-name="ce72">
            <text:p>0</text:p>
          </table:table-cell>
          <table:table-cell office:value-type="float" office:value="0" table:formula="of:=[.E5]*0.2" table:style-name="ce72">
            <text:p>0</text:p>
          </table:table-cell>
          <table:table-cell office:value-type="float" office:value="0" table:formula="of:=[.E5]*0.5" table:style-name="ce72">
            <text:p>0</text:p>
          </table:table-cell>
          <table:table-cell office:value-type="float" office:value="0" table:formula="of:=[.F5]*12" table:style-name="ce72">
            <text:p>0</text:p>
          </table:table-cell>
          <table:table-cell office:value-type="float" office:value="0" table:formula="of:=[.G5]*12" table:style-name="ce72">
            <text:p>0</text:p>
          </table:table-cell>
          <table:table-cell office:value-type="float" office:value="0" table:formula="of:=[.H5]*12" table:style-name="ce72">
            <text:p>0</text:p>
          </table:table-cell>
          <table:table-cell office:value-type="float" office:value="0" table:formula="of:=[.B5]*12" table:style-name="ce72">
            <text:p>0</text:p>
          </table:table-cell>
          <table:table-cell office:value-type="float" office:value="0" table:formula="of:=([.J5]*0.4)" table:style-name="ce73">
            <text:p>0</text:p>
          </table:table-cell>
          <table:table-cell office:value-type="float" office:value="0" table:formula="of:=([.G5]*0.4)" table:style-name="ce73">
            <text:p>0</text:p>
          </table:table-cell>
          <table:table-cell office:value-type="float" office:value="0" table:formula="of:=[.J5]*0.3" table:style-name="ce73">
            <text:p>0</text:p>
          </table:table-cell>
          <table:table-cell office:value-type="float" office:value="0" table:formula="of:=[.O5]/12" table:style-name="ce73">
            <text:p>0</text:p>
          </table:table-cell>
          <table:table-cell office:value-type="float" office:value="0" table:formula="of:=[.J5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5" table:style-name="ce72">
            <text:p>5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6]=&quot;yes&quot;;[.B6]*1.04;0)" table:style-name="ce72">
            <text:p>0</text:p>
          </table:table-cell>
          <table:table-cell office:value-type="float" office:value="0" table:formula="of:=[.B6]+[.D6]" table:style-name="ce72">
            <text:p>0</text:p>
          </table:table-cell>
          <table:table-cell office:value-type="float" office:value="0" table:formula="of:=[.E6]*0.3" table:style-name="ce72">
            <text:p>0</text:p>
          </table:table-cell>
          <table:table-cell office:value-type="float" office:value="0" table:formula="of:=[.E6]*0.2" table:style-name="ce72">
            <text:p>0</text:p>
          </table:table-cell>
          <table:table-cell office:value-type="float" office:value="0" table:formula="of:=[.E6]*0.5" table:style-name="ce72">
            <text:p>0</text:p>
          </table:table-cell>
          <table:table-cell office:value-type="float" office:value="0" table:formula="of:=[.F6]*12" table:style-name="ce72">
            <text:p>0</text:p>
          </table:table-cell>
          <table:table-cell office:value-type="float" office:value="0" table:formula="of:=[.G6]*12" table:style-name="ce72">
            <text:p>0</text:p>
          </table:table-cell>
          <table:table-cell office:value-type="float" office:value="0" table:formula="of:=[.H6]*12" table:style-name="ce72">
            <text:p>0</text:p>
          </table:table-cell>
          <table:table-cell office:value-type="float" office:value="0" table:formula="of:=[.B6]*12" table:style-name="ce72">
            <text:p>0</text:p>
          </table:table-cell>
          <table:table-cell office:value-type="float" office:value="0" table:formula="of:=([.J6]*0.4)" table:style-name="ce73">
            <text:p>0</text:p>
          </table:table-cell>
          <table:table-cell office:value-type="float" office:value="0" table:formula="of:=([.G6]*0.4)" table:style-name="ce73">
            <text:p>0</text:p>
          </table:table-cell>
          <table:table-cell office:value-type="float" office:value="0" table:formula="of:=[.J6]*0.3" table:style-name="ce73">
            <text:p>0</text:p>
          </table:table-cell>
          <table:table-cell office:value-type="float" office:value="0" table:formula="of:=[.O6]/12" table:style-name="ce73">
            <text:p>0</text:p>
          </table:table-cell>
          <table:table-cell office:value-type="float" office:value="0" table:formula="of:=[.J6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6" table:style-name="ce72">
            <text:p>6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7]=&quot;yes&quot;;[.B7]*1.04;0)" table:style-name="ce72">
            <text:p>0</text:p>
          </table:table-cell>
          <table:table-cell office:value-type="float" office:value="0" table:formula="of:=[.B7]+[.D7]" table:style-name="ce72">
            <text:p>0</text:p>
          </table:table-cell>
          <table:table-cell office:value-type="float" office:value="0" table:formula="of:=[.E7]*0.3" table:style-name="ce72">
            <text:p>0</text:p>
          </table:table-cell>
          <table:table-cell office:value-type="float" office:value="0" table:formula="of:=[.E7]*0.2" table:style-name="ce72">
            <text:p>0</text:p>
          </table:table-cell>
          <table:table-cell office:value-type="float" office:value="0" table:formula="of:=[.E7]*0.5" table:style-name="ce72">
            <text:p>0</text:p>
          </table:table-cell>
          <table:table-cell office:value-type="float" office:value="0" table:formula="of:=[.F7]*12" table:style-name="ce72">
            <text:p>0</text:p>
          </table:table-cell>
          <table:table-cell office:value-type="float" office:value="0" table:formula="of:=[.G7]*12" table:style-name="ce72">
            <text:p>0</text:p>
          </table:table-cell>
          <table:table-cell office:value-type="float" office:value="0" table:formula="of:=[.H7]*12" table:style-name="ce72">
            <text:p>0</text:p>
          </table:table-cell>
          <table:table-cell office:value-type="float" office:value="0" table:formula="of:=[.B7]*12" table:style-name="ce72">
            <text:p>0</text:p>
          </table:table-cell>
          <table:table-cell office:value-type="float" office:value="0" table:formula="of:=([.J7]*0.4)" table:style-name="ce73">
            <text:p>0</text:p>
          </table:table-cell>
          <table:table-cell office:value-type="float" office:value="0" table:formula="of:=([.G7]*0.4)" table:style-name="ce73">
            <text:p>0</text:p>
          </table:table-cell>
          <table:table-cell office:value-type="float" office:value="0" table:formula="of:=[.J7]*0.3" table:style-name="ce73">
            <text:p>0</text:p>
          </table:table-cell>
          <table:table-cell office:value-type="float" office:value="0" table:formula="of:=[.O7]/12" table:style-name="ce73">
            <text:p>0</text:p>
          </table:table-cell>
          <table:table-cell office:value-type="float" office:value="0" table:formula="of:=[.J7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7" table:style-name="ce72">
            <text:p>7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8]=&quot;yes&quot;;[.B8]*1.04;0)" table:style-name="ce72">
            <text:p>0</text:p>
          </table:table-cell>
          <table:table-cell office:value-type="float" office:value="0" table:formula="of:=[.B8]+[.D8]" table:style-name="ce72">
            <text:p>0</text:p>
          </table:table-cell>
          <table:table-cell office:value-type="float" office:value="0" table:formula="of:=[.E8]*0.3" table:style-name="ce72">
            <text:p>0</text:p>
          </table:table-cell>
          <table:table-cell office:value-type="float" office:value="0" table:formula="of:=[.E8]*0.2" table:style-name="ce72">
            <text:p>0</text:p>
          </table:table-cell>
          <table:table-cell office:value-type="float" office:value="0" table:formula="of:=[.E8]*0.5" table:style-name="ce72">
            <text:p>0</text:p>
          </table:table-cell>
          <table:table-cell office:value-type="float" office:value="0" table:formula="of:=[.F8]*12" table:style-name="ce72">
            <text:p>0</text:p>
          </table:table-cell>
          <table:table-cell office:value-type="float" office:value="0" table:formula="of:=[.G8]*12" table:style-name="ce72">
            <text:p>0</text:p>
          </table:table-cell>
          <table:table-cell office:value-type="float" office:value="0" table:formula="of:=[.H8]*12" table:style-name="ce72">
            <text:p>0</text:p>
          </table:table-cell>
          <table:table-cell office:value-type="float" office:value="0" table:formula="of:=[.B8]*12" table:style-name="ce72">
            <text:p>0</text:p>
          </table:table-cell>
          <table:table-cell office:value-type="float" office:value="0" table:formula="of:=([.J8]*0.4)" table:style-name="ce73">
            <text:p>0</text:p>
          </table:table-cell>
          <table:table-cell office:value-type="float" office:value="0" table:formula="of:=([.G8]*0.4)" table:style-name="ce73">
            <text:p>0</text:p>
          </table:table-cell>
          <table:table-cell office:value-type="float" office:value="0" table:formula="of:=[.J8]*0.3" table:style-name="ce73">
            <text:p>0</text:p>
          </table:table-cell>
          <table:table-cell office:value-type="float" office:value="0" table:formula="of:=[.O8]/12" table:style-name="ce73">
            <text:p>0</text:p>
          </table:table-cell>
          <table:table-cell office:value-type="float" office:value="0" table:formula="of:=[.J8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8" table:style-name="ce72">
            <text:p>8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9]=&quot;yes&quot;;[.B9]*1.04;0)" table:style-name="ce72">
            <text:p>0</text:p>
          </table:table-cell>
          <table:table-cell office:value-type="float" office:value="0" table:formula="of:=[.B9]+[.D9]" table:style-name="ce72">
            <text:p>0</text:p>
          </table:table-cell>
          <table:table-cell office:value-type="float" office:value="0" table:formula="of:=[.E9]*0.3" table:style-name="ce72">
            <text:p>0</text:p>
          </table:table-cell>
          <table:table-cell office:value-type="float" office:value="0" table:formula="of:=[.E9]*0.2" table:style-name="ce72">
            <text:p>0</text:p>
          </table:table-cell>
          <table:table-cell office:value-type="float" office:value="0" table:formula="of:=[.E9]*0.5" table:style-name="ce72">
            <text:p>0</text:p>
          </table:table-cell>
          <table:table-cell office:value-type="float" office:value="0" table:formula="of:=[.F9]*12" table:style-name="ce72">
            <text:p>0</text:p>
          </table:table-cell>
          <table:table-cell office:value-type="float" office:value="0" table:formula="of:=[.G9]*12" table:style-name="ce72">
            <text:p>0</text:p>
          </table:table-cell>
          <table:table-cell office:value-type="float" office:value="0" table:formula="of:=[.H9]*12" table:style-name="ce72">
            <text:p>0</text:p>
          </table:table-cell>
          <table:table-cell office:value-type="float" office:value="0" table:formula="of:=[.B9]*12" table:style-name="ce72">
            <text:p>0</text:p>
          </table:table-cell>
          <table:table-cell office:value-type="float" office:value="0" table:formula="of:=([.J9]*0.4)" table:style-name="ce73">
            <text:p>0</text:p>
          </table:table-cell>
          <table:table-cell office:value-type="float" office:value="0" table:formula="of:=([.G9]*0.4)" table:style-name="ce73">
            <text:p>0</text:p>
          </table:table-cell>
          <table:table-cell office:value-type="float" office:value="0" table:formula="of:=[.J9]*0.3" table:style-name="ce73">
            <text:p>0</text:p>
          </table:table-cell>
          <table:table-cell office:value-type="float" office:value="0" table:formula="of:=[.O9]/12" table:style-name="ce73">
            <text:p>0</text:p>
          </table:table-cell>
          <table:table-cell office:value-type="float" office:value="0" table:formula="of:=[.J9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9" table:style-name="ce72">
            <text:p>9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0]=&quot;yes&quot;;[.B10]*1.04;0)" table:style-name="ce72">
            <text:p>0</text:p>
          </table:table-cell>
          <table:table-cell office:value-type="float" office:value="0" table:formula="of:=[.B10]+[.D10]" table:style-name="ce72">
            <text:p>0</text:p>
          </table:table-cell>
          <table:table-cell office:value-type="float" office:value="0" table:formula="of:=[.E10]*0.3" table:style-name="ce72">
            <text:p>0</text:p>
          </table:table-cell>
          <table:table-cell office:value-type="float" office:value="0" table:formula="of:=[.E10]*0.2" table:style-name="ce72">
            <text:p>0</text:p>
          </table:table-cell>
          <table:table-cell office:value-type="float" office:value="0" table:formula="of:=[.E10]*0.5" table:style-name="ce72">
            <text:p>0</text:p>
          </table:table-cell>
          <table:table-cell office:value-type="float" office:value="0" table:formula="of:=[.F10]*12" table:style-name="ce72">
            <text:p>0</text:p>
          </table:table-cell>
          <table:table-cell office:value-type="float" office:value="0" table:formula="of:=[.G10]*12" table:style-name="ce72">
            <text:p>0</text:p>
          </table:table-cell>
          <table:table-cell office:value-type="float" office:value="0" table:formula="of:=[.H10]*12" table:style-name="ce72">
            <text:p>0</text:p>
          </table:table-cell>
          <table:table-cell office:value-type="float" office:value="0" table:formula="of:=[.B10]*12" table:style-name="ce72">
            <text:p>0</text:p>
          </table:table-cell>
          <table:table-cell office:value-type="float" office:value="0" table:formula="of:=([.J10]*0.4)" table:style-name="ce73">
            <text:p>0</text:p>
          </table:table-cell>
          <table:table-cell office:value-type="float" office:value="0" table:formula="of:=([.G10]*0.4)" table:style-name="ce73">
            <text:p>0</text:p>
          </table:table-cell>
          <table:table-cell office:value-type="float" office:value="0" table:formula="of:=[.J10]*0.3" table:style-name="ce73">
            <text:p>0</text:p>
          </table:table-cell>
          <table:table-cell office:value-type="float" office:value="0" table:formula="of:=[.O10]/12" table:style-name="ce73">
            <text:p>0</text:p>
          </table:table-cell>
          <table:table-cell office:value-type="float" office:value="0" table:formula="of:=[.J10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0" table:style-name="ce72">
            <text:p>10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1]=&quot;yes&quot;;[.B11]*1.04;0)" table:style-name="ce72">
            <text:p>0</text:p>
          </table:table-cell>
          <table:table-cell office:value-type="float" office:value="0" table:formula="of:=[.B11]+[.D11]" table:style-name="ce72">
            <text:p>0</text:p>
          </table:table-cell>
          <table:table-cell office:value-type="float" office:value="0" table:formula="of:=[.E11]*0.3" table:style-name="ce72">
            <text:p>0</text:p>
          </table:table-cell>
          <table:table-cell office:value-type="float" office:value="0" table:formula="of:=[.E11]*0.2" table:style-name="ce72">
            <text:p>0</text:p>
          </table:table-cell>
          <table:table-cell office:value-type="float" office:value="0" table:formula="of:=[.E11]*0.5" table:style-name="ce72">
            <text:p>0</text:p>
          </table:table-cell>
          <table:table-cell office:value-type="float" office:value="0" table:formula="of:=[.F11]*12" table:style-name="ce72">
            <text:p>0</text:p>
          </table:table-cell>
          <table:table-cell office:value-type="float" office:value="0" table:formula="of:=[.G11]*12" table:style-name="ce72">
            <text:p>0</text:p>
          </table:table-cell>
          <table:table-cell office:value-type="float" office:value="0" table:formula="of:=[.H11]*12" table:style-name="ce72">
            <text:p>0</text:p>
          </table:table-cell>
          <table:table-cell office:value-type="float" office:value="0" table:formula="of:=[.B11]*12" table:style-name="ce72">
            <text:p>0</text:p>
          </table:table-cell>
          <table:table-cell office:value-type="float" office:value="0" table:formula="of:=([.J11]*0.4)" table:style-name="ce73">
            <text:p>0</text:p>
          </table:table-cell>
          <table:table-cell office:value-type="float" office:value="0" table:formula="of:=([.G11]*0.4)" table:style-name="ce73">
            <text:p>0</text:p>
          </table:table-cell>
          <table:table-cell office:value-type="float" office:value="0" table:formula="of:=[.J11]*0.3" table:style-name="ce73">
            <text:p>0</text:p>
          </table:table-cell>
          <table:table-cell office:value-type="float" office:value="0" table:formula="of:=[.O11]/12" table:style-name="ce73">
            <text:p>0</text:p>
          </table:table-cell>
          <table:table-cell office:value-type="float" office:value="0" table:formula="of:=[.J11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1" table:style-name="ce72">
            <text:p>11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2]=&quot;yes&quot;;[.B12]*1.04;0)" table:style-name="ce72">
            <text:p>0</text:p>
          </table:table-cell>
          <table:table-cell office:value-type="float" office:value="0" table:formula="of:=[.B12]+[.D12]" table:style-name="ce72">
            <text:p>0</text:p>
          </table:table-cell>
          <table:table-cell office:value-type="float" office:value="0" table:formula="of:=[.E12]*0.3" table:style-name="ce72">
            <text:p>0</text:p>
          </table:table-cell>
          <table:table-cell office:value-type="float" office:value="0" table:formula="of:=[.E12]*0.2" table:style-name="ce72">
            <text:p>0</text:p>
          </table:table-cell>
          <table:table-cell office:value-type="float" office:value="0" table:formula="of:=[.E12]*0.5" table:style-name="ce72">
            <text:p>0</text:p>
          </table:table-cell>
          <table:table-cell office:value-type="float" office:value="0" table:formula="of:=[.F12]*12" table:style-name="ce72">
            <text:p>0</text:p>
          </table:table-cell>
          <table:table-cell office:value-type="float" office:value="0" table:formula="of:=[.G12]*12" table:style-name="ce72">
            <text:p>0</text:p>
          </table:table-cell>
          <table:table-cell office:value-type="float" office:value="0" table:formula="of:=[.H12]*12" table:style-name="ce72">
            <text:p>0</text:p>
          </table:table-cell>
          <table:table-cell office:value-type="float" office:value="0" table:formula="of:=[.B12]*12" table:style-name="ce72">
            <text:p>0</text:p>
          </table:table-cell>
          <table:table-cell office:value-type="float" office:value="0" table:formula="of:=([.J12]*0.4)" table:style-name="ce73">
            <text:p>0</text:p>
          </table:table-cell>
          <table:table-cell office:value-type="float" office:value="0" table:formula="of:=([.G12]*0.4)" table:style-name="ce73">
            <text:p>0</text:p>
          </table:table-cell>
          <table:table-cell office:value-type="float" office:value="0" table:formula="of:=[.J12]*0.3" table:style-name="ce73">
            <text:p>0</text:p>
          </table:table-cell>
          <table:table-cell office:value-type="float" office:value="0" table:formula="of:=[.O12]/12" table:style-name="ce73">
            <text:p>0</text:p>
          </table:table-cell>
          <table:table-cell office:value-type="float" office:value="0" table:formula="of:=[.J12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2" table:style-name="ce72">
            <text:p>12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3]=&quot;yes&quot;;[.B13]*1.04;0)" table:style-name="ce72">
            <text:p>0</text:p>
          </table:table-cell>
          <table:table-cell office:value-type="float" office:value="0" table:formula="of:=[.B13]+[.D13]" table:style-name="ce72">
            <text:p>0</text:p>
          </table:table-cell>
          <table:table-cell office:value-type="float" office:value="0" table:formula="of:=[.E13]*0.3" table:style-name="ce72">
            <text:p>0</text:p>
          </table:table-cell>
          <table:table-cell office:value-type="float" office:value="0" table:formula="of:=[.E13]*0.2" table:style-name="ce72">
            <text:p>0</text:p>
          </table:table-cell>
          <table:table-cell office:value-type="float" office:value="0" table:formula="of:=[.E13]*0.5" table:style-name="ce72">
            <text:p>0</text:p>
          </table:table-cell>
          <table:table-cell office:value-type="float" office:value="0" table:formula="of:=[.F13]*12" table:style-name="ce72">
            <text:p>0</text:p>
          </table:table-cell>
          <table:table-cell office:value-type="float" office:value="0" table:formula="of:=[.G13]*12" table:style-name="ce72">
            <text:p>0</text:p>
          </table:table-cell>
          <table:table-cell office:value-type="float" office:value="0" table:formula="of:=[.H13]*12" table:style-name="ce72">
            <text:p>0</text:p>
          </table:table-cell>
          <table:table-cell office:value-type="float" office:value="0" table:formula="of:=[.B13]*12" table:style-name="ce72">
            <text:p>0</text:p>
          </table:table-cell>
          <table:table-cell office:value-type="float" office:value="0" table:formula="of:=([.J13]*0.4)" table:style-name="ce73">
            <text:p>0</text:p>
          </table:table-cell>
          <table:table-cell office:value-type="float" office:value="0" table:formula="of:=([.G13]*0.4)" table:style-name="ce73">
            <text:p>0</text:p>
          </table:table-cell>
          <table:table-cell office:value-type="float" office:value="0" table:formula="of:=[.J13]*0.3" table:style-name="ce73">
            <text:p>0</text:p>
          </table:table-cell>
          <table:table-cell office:value-type="float" office:value="0" table:formula="of:=[.O13]/12" table:style-name="ce73">
            <text:p>0</text:p>
          </table:table-cell>
          <table:table-cell office:value-type="float" office:value="0" table:formula="of:=[.J13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3" table:style-name="ce72">
            <text:p>13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4]=&quot;yes&quot;;[.B14]*1.04;0)" table:style-name="ce72">
            <text:p>0</text:p>
          </table:table-cell>
          <table:table-cell office:value-type="float" office:value="0" table:formula="of:=[.B14]+[.D14]" table:style-name="ce72">
            <text:p>0</text:p>
          </table:table-cell>
          <table:table-cell office:value-type="float" office:value="0" table:formula="of:=[.E14]*0.3" table:style-name="ce72">
            <text:p>0</text:p>
          </table:table-cell>
          <table:table-cell office:value-type="float" office:value="0" table:formula="of:=[.E14]*0.2" table:style-name="ce72">
            <text:p>0</text:p>
          </table:table-cell>
          <table:table-cell office:value-type="float" office:value="0" table:formula="of:=[.E14]*0.5" table:style-name="ce72">
            <text:p>0</text:p>
          </table:table-cell>
          <table:table-cell office:value-type="float" office:value="0" table:formula="of:=[.F14]*12" table:style-name="ce72">
            <text:p>0</text:p>
          </table:table-cell>
          <table:table-cell office:value-type="float" office:value="0" table:formula="of:=[.G14]*12" table:style-name="ce72">
            <text:p>0</text:p>
          </table:table-cell>
          <table:table-cell office:value-type="float" office:value="0" table:formula="of:=[.H14]*12" table:style-name="ce72">
            <text:p>0</text:p>
          </table:table-cell>
          <table:table-cell office:value-type="float" office:value="0" table:formula="of:=[.B14]*12" table:style-name="ce72">
            <text:p>0</text:p>
          </table:table-cell>
          <table:table-cell office:value-type="float" office:value="0" table:formula="of:=([.J14]*0.4)" table:style-name="ce73">
            <text:p>0</text:p>
          </table:table-cell>
          <table:table-cell office:value-type="float" office:value="0" table:formula="of:=([.G14]*0.4)" table:style-name="ce73">
            <text:p>0</text:p>
          </table:table-cell>
          <table:table-cell office:value-type="float" office:value="0" table:formula="of:=[.J14]*0.3" table:style-name="ce73">
            <text:p>0</text:p>
          </table:table-cell>
          <table:table-cell office:value-type="float" office:value="0" table:formula="of:=[.O14]/12" table:style-name="ce73">
            <text:p>0</text:p>
          </table:table-cell>
          <table:table-cell office:value-type="float" office:value="0" table:formula="of:=[.J14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4" table:style-name="ce72">
            <text:p>14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5]=&quot;yes&quot;;[.B15]*1.04;0)" table:style-name="ce72">
            <text:p>0</text:p>
          </table:table-cell>
          <table:table-cell office:value-type="float" office:value="0" table:formula="of:=[.B15]+[.D15]" table:style-name="ce72">
            <text:p>0</text:p>
          </table:table-cell>
          <table:table-cell office:value-type="float" office:value="0" table:formula="of:=[.E15]*0.3" table:style-name="ce72">
            <text:p>0</text:p>
          </table:table-cell>
          <table:table-cell office:value-type="float" office:value="0" table:formula="of:=[.E15]*0.2" table:style-name="ce72">
            <text:p>0</text:p>
          </table:table-cell>
          <table:table-cell office:value-type="float" office:value="0" table:formula="of:=[.E15]*0.5" table:style-name="ce72">
            <text:p>0</text:p>
          </table:table-cell>
          <table:table-cell office:value-type="float" office:value="0" table:formula="of:=[.F15]*12" table:style-name="ce72">
            <text:p>0</text:p>
          </table:table-cell>
          <table:table-cell office:value-type="float" office:value="0" table:formula="of:=[.G15]*12" table:style-name="ce72">
            <text:p>0</text:p>
          </table:table-cell>
          <table:table-cell office:value-type="float" office:value="0" table:formula="of:=[.H15]*12" table:style-name="ce72">
            <text:p>0</text:p>
          </table:table-cell>
          <table:table-cell office:value-type="float" office:value="0" table:formula="of:=[.B15]*12" table:style-name="ce72">
            <text:p>0</text:p>
          </table:table-cell>
          <table:table-cell office:value-type="float" office:value="0" table:formula="of:=([.J15]*0.4)" table:style-name="ce73">
            <text:p>0</text:p>
          </table:table-cell>
          <table:table-cell office:value-type="float" office:value="0" table:formula="of:=([.G15]*0.4)" table:style-name="ce73">
            <text:p>0</text:p>
          </table:table-cell>
          <table:table-cell office:value-type="float" office:value="0" table:formula="of:=[.J15]*0.3" table:style-name="ce73">
            <text:p>0</text:p>
          </table:table-cell>
          <table:table-cell office:value-type="float" office:value="0" table:formula="of:=[.O15]/12" table:style-name="ce73">
            <text:p>0</text:p>
          </table:table-cell>
          <table:table-cell office:value-type="float" office:value="0" table:formula="of:=[.J15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5" table:style-name="ce72">
            <text:p>15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6]=&quot;yes&quot;;[.B16]*1.04;0)" table:style-name="ce72">
            <text:p>0</text:p>
          </table:table-cell>
          <table:table-cell office:value-type="float" office:value="0" table:formula="of:=[.B16]+[.D16]" table:style-name="ce72">
            <text:p>0</text:p>
          </table:table-cell>
          <table:table-cell office:value-type="float" office:value="0" table:formula="of:=[.E16]*0.3" table:style-name="ce72">
            <text:p>0</text:p>
          </table:table-cell>
          <table:table-cell office:value-type="float" office:value="0" table:formula="of:=[.E16]*0.2" table:style-name="ce72">
            <text:p>0</text:p>
          </table:table-cell>
          <table:table-cell office:value-type="float" office:value="0" table:formula="of:=[.E16]*0.5" table:style-name="ce72">
            <text:p>0</text:p>
          </table:table-cell>
          <table:table-cell office:value-type="float" office:value="0" table:formula="of:=[.F16]*12" table:style-name="ce72">
            <text:p>0</text:p>
          </table:table-cell>
          <table:table-cell office:value-type="float" office:value="0" table:formula="of:=[.G16]*12" table:style-name="ce72">
            <text:p>0</text:p>
          </table:table-cell>
          <table:table-cell office:value-type="float" office:value="0" table:formula="of:=[.H16]*12" table:style-name="ce72">
            <text:p>0</text:p>
          </table:table-cell>
          <table:table-cell office:value-type="float" office:value="0" table:formula="of:=[.B16]*12" table:style-name="ce72">
            <text:p>0</text:p>
          </table:table-cell>
          <table:table-cell office:value-type="float" office:value="0" table:formula="of:=([.J16]*0.4)" table:style-name="ce73">
            <text:p>0</text:p>
          </table:table-cell>
          <table:table-cell office:value-type="float" office:value="0" table:formula="of:=([.G16]*0.4)" table:style-name="ce73">
            <text:p>0</text:p>
          </table:table-cell>
          <table:table-cell office:value-type="float" office:value="0" table:formula="of:=[.J16]*0.3" table:style-name="ce73">
            <text:p>0</text:p>
          </table:table-cell>
          <table:table-cell office:value-type="float" office:value="0" table:formula="of:=[.O16]/12" table:style-name="ce73">
            <text:p>0</text:p>
          </table:table-cell>
          <table:table-cell office:value-type="float" office:value="0" table:formula="of:=[.J16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6" table:style-name="ce72">
            <text:p>16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7]=&quot;yes&quot;;[.B17]*1.04;0)" table:style-name="ce72">
            <text:p>0</text:p>
          </table:table-cell>
          <table:table-cell office:value-type="float" office:value="0" table:formula="of:=[.B17]+[.D17]" table:style-name="ce72">
            <text:p>0</text:p>
          </table:table-cell>
          <table:table-cell office:value-type="float" office:value="0" table:formula="of:=[.E17]*0.3" table:style-name="ce72">
            <text:p>0</text:p>
          </table:table-cell>
          <table:table-cell office:value-type="float" office:value="0" table:formula="of:=[.E17]*0.2" table:style-name="ce72">
            <text:p>0</text:p>
          </table:table-cell>
          <table:table-cell office:value-type="float" office:value="0" table:formula="of:=[.E17]*0.5" table:style-name="ce72">
            <text:p>0</text:p>
          </table:table-cell>
          <table:table-cell office:value-type="float" office:value="0" table:formula="of:=[.F17]*12" table:style-name="ce72">
            <text:p>0</text:p>
          </table:table-cell>
          <table:table-cell office:value-type="float" office:value="0" table:formula="of:=[.G17]*12" table:style-name="ce72">
            <text:p>0</text:p>
          </table:table-cell>
          <table:table-cell office:value-type="float" office:value="0" table:formula="of:=[.H17]*12" table:style-name="ce72">
            <text:p>0</text:p>
          </table:table-cell>
          <table:table-cell office:value-type="float" office:value="0" table:formula="of:=[.B17]*12" table:style-name="ce72">
            <text:p>0</text:p>
          </table:table-cell>
          <table:table-cell office:value-type="float" office:value="0" table:formula="of:=([.J17]*0.4)" table:style-name="ce73">
            <text:p>0</text:p>
          </table:table-cell>
          <table:table-cell office:value-type="float" office:value="0" table:formula="of:=([.G17]*0.4)" table:style-name="ce73">
            <text:p>0</text:p>
          </table:table-cell>
          <table:table-cell office:value-type="float" office:value="0" table:formula="of:=[.J17]*0.3" table:style-name="ce73">
            <text:p>0</text:p>
          </table:table-cell>
          <table:table-cell office:value-type="float" office:value="0" table:formula="of:=[.O17]/12" table:style-name="ce73">
            <text:p>0</text:p>
          </table:table-cell>
          <table:table-cell office:value-type="float" office:value="0" table:formula="of:=[.J17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7" table:style-name="ce72">
            <text:p>17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8]=&quot;yes&quot;;[.B18]*1.04;0)" table:style-name="ce72">
            <text:p>0</text:p>
          </table:table-cell>
          <table:table-cell office:value-type="float" office:value="0" table:formula="of:=[.B18]+[.D18]" table:style-name="ce72">
            <text:p>0</text:p>
          </table:table-cell>
          <table:table-cell office:value-type="float" office:value="0" table:formula="of:=[.E18]*0.3" table:style-name="ce72">
            <text:p>0</text:p>
          </table:table-cell>
          <table:table-cell office:value-type="float" office:value="0" table:formula="of:=[.E18]*0.2" table:style-name="ce72">
            <text:p>0</text:p>
          </table:table-cell>
          <table:table-cell office:value-type="float" office:value="0" table:formula="of:=[.E18]*0.5" table:style-name="ce72">
            <text:p>0</text:p>
          </table:table-cell>
          <table:table-cell office:value-type="float" office:value="0" table:formula="of:=[.F18]*12" table:style-name="ce72">
            <text:p>0</text:p>
          </table:table-cell>
          <table:table-cell office:value-type="float" office:value="0" table:formula="of:=[.G18]*12" table:style-name="ce72">
            <text:p>0</text:p>
          </table:table-cell>
          <table:table-cell office:value-type="float" office:value="0" table:formula="of:=[.H18]*12" table:style-name="ce72">
            <text:p>0</text:p>
          </table:table-cell>
          <table:table-cell office:value-type="float" office:value="0" table:formula="of:=[.B18]*12" table:style-name="ce72">
            <text:p>0</text:p>
          </table:table-cell>
          <table:table-cell office:value-type="float" office:value="0" table:formula="of:=([.J18]*0.4)" table:style-name="ce73">
            <text:p>0</text:p>
          </table:table-cell>
          <table:table-cell office:value-type="float" office:value="0" table:formula="of:=([.G18]*0.4)" table:style-name="ce73">
            <text:p>0</text:p>
          </table:table-cell>
          <table:table-cell office:value-type="float" office:value="0" table:formula="of:=[.J18]*0.3" table:style-name="ce73">
            <text:p>0</text:p>
          </table:table-cell>
          <table:table-cell office:value-type="float" office:value="0" table:formula="of:=[.O18]/12" table:style-name="ce73">
            <text:p>0</text:p>
          </table:table-cell>
          <table:table-cell office:value-type="float" office:value="0" table:formula="of:=[.J18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8" table:style-name="ce72">
            <text:p>18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19]=&quot;yes&quot;;[.B19]*1.04;0)" table:style-name="ce72">
            <text:p>0</text:p>
          </table:table-cell>
          <table:table-cell office:value-type="float" office:value="0" table:formula="of:=[.B19]+[.D19]" table:style-name="ce72">
            <text:p>0</text:p>
          </table:table-cell>
          <table:table-cell office:value-type="float" office:value="0" table:formula="of:=[.E19]*0.3" table:style-name="ce72">
            <text:p>0</text:p>
          </table:table-cell>
          <table:table-cell office:value-type="float" office:value="0" table:formula="of:=[.E19]*0.2" table:style-name="ce72">
            <text:p>0</text:p>
          </table:table-cell>
          <table:table-cell office:value-type="float" office:value="0" table:formula="of:=[.E19]*0.5" table:style-name="ce72">
            <text:p>0</text:p>
          </table:table-cell>
          <table:table-cell office:value-type="float" office:value="0" table:formula="of:=[.F19]*12" table:style-name="ce72">
            <text:p>0</text:p>
          </table:table-cell>
          <table:table-cell office:value-type="float" office:value="0" table:formula="of:=[.G19]*12" table:style-name="ce72">
            <text:p>0</text:p>
          </table:table-cell>
          <table:table-cell office:value-type="float" office:value="0" table:formula="of:=[.H19]*12" table:style-name="ce72">
            <text:p>0</text:p>
          </table:table-cell>
          <table:table-cell office:value-type="float" office:value="0" table:formula="of:=[.B19]*12" table:style-name="ce72">
            <text:p>0</text:p>
          </table:table-cell>
          <table:table-cell office:value-type="float" office:value="0" table:formula="of:=([.J19]*0.4)" table:style-name="ce73">
            <text:p>0</text:p>
          </table:table-cell>
          <table:table-cell office:value-type="float" office:value="0" table:formula="of:=([.G19]*0.4)" table:style-name="ce73">
            <text:p>0</text:p>
          </table:table-cell>
          <table:table-cell office:value-type="float" office:value="0" table:formula="of:=[.J19]*0.3" table:style-name="ce73">
            <text:p>0</text:p>
          </table:table-cell>
          <table:table-cell office:value-type="float" office:value="0" table:formula="of:=[.O19]/12" table:style-name="ce73">
            <text:p>0</text:p>
          </table:table-cell>
          <table:table-cell office:value-type="float" office:value="0" table:formula="of:=[.J19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19" table:style-name="ce72">
            <text:p>19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20]=&quot;yes&quot;;[.B20]*1.04;0)" table:style-name="ce72">
            <text:p>0</text:p>
          </table:table-cell>
          <table:table-cell office:value-type="float" office:value="0" table:formula="of:=[.B20]+[.D20]" table:style-name="ce72">
            <text:p>0</text:p>
          </table:table-cell>
          <table:table-cell office:value-type="float" office:value="0" table:formula="of:=[.E20]*0.3" table:style-name="ce72">
            <text:p>0</text:p>
          </table:table-cell>
          <table:table-cell office:value-type="float" office:value="0" table:formula="of:=[.E20]*0.2" table:style-name="ce72">
            <text:p>0</text:p>
          </table:table-cell>
          <table:table-cell office:value-type="float" office:value="0" table:formula="of:=[.E20]*0.5" table:style-name="ce72">
            <text:p>0</text:p>
          </table:table-cell>
          <table:table-cell office:value-type="float" office:value="0" table:formula="of:=[.F20]*12" table:style-name="ce72">
            <text:p>0</text:p>
          </table:table-cell>
          <table:table-cell office:value-type="float" office:value="0" table:formula="of:=[.G20]*12" table:style-name="ce72">
            <text:p>0</text:p>
          </table:table-cell>
          <table:table-cell office:value-type="float" office:value="0" table:formula="of:=[.H20]*12" table:style-name="ce72">
            <text:p>0</text:p>
          </table:table-cell>
          <table:table-cell office:value-type="float" office:value="0" table:formula="of:=[.B20]*12" table:style-name="ce72">
            <text:p>0</text:p>
          </table:table-cell>
          <table:table-cell office:value-type="float" office:value="0" table:formula="of:=([.J20]*0.4)" table:style-name="ce73">
            <text:p>0</text:p>
          </table:table-cell>
          <table:table-cell office:value-type="float" office:value="0" table:formula="of:=([.G20]*0.4)" table:style-name="ce73">
            <text:p>0</text:p>
          </table:table-cell>
          <table:table-cell office:value-type="float" office:value="0" table:formula="of:=[.J20]*0.3" table:style-name="ce73">
            <text:p>0</text:p>
          </table:table-cell>
          <table:table-cell office:value-type="float" office:value="0" table:formula="of:=[.O20]/12" table:style-name="ce73">
            <text:p>0</text:p>
          </table:table-cell>
          <table:table-cell office:value-type="float" office:value="0" table:formula="of:=[.J20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20" table:style-name="ce72">
            <text:p>20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21]=&quot;yes&quot;;[.B21]*1.04;0)" table:style-name="ce72">
            <text:p>0</text:p>
          </table:table-cell>
          <table:table-cell office:value-type="float" office:value="0" table:formula="of:=[.B21]+[.D21]" table:style-name="ce72">
            <text:p>0</text:p>
          </table:table-cell>
          <table:table-cell office:value-type="float" office:value="0" table:formula="of:=[.E21]*0.3" table:style-name="ce72">
            <text:p>0</text:p>
          </table:table-cell>
          <table:table-cell office:value-type="float" office:value="0" table:formula="of:=[.E21]*0.2" table:style-name="ce72">
            <text:p>0</text:p>
          </table:table-cell>
          <table:table-cell office:value-type="float" office:value="0" table:formula="of:=[.E21]*0.5" table:style-name="ce72">
            <text:p>0</text:p>
          </table:table-cell>
          <table:table-cell office:value-type="float" office:value="0" table:formula="of:=[.F21]*12" table:style-name="ce72">
            <text:p>0</text:p>
          </table:table-cell>
          <table:table-cell office:value-type="float" office:value="0" table:formula="of:=[.G21]*12" table:style-name="ce72">
            <text:p>0</text:p>
          </table:table-cell>
          <table:table-cell office:value-type="float" office:value="0" table:formula="of:=[.H21]*12" table:style-name="ce72">
            <text:p>0</text:p>
          </table:table-cell>
          <table:table-cell office:value-type="float" office:value="0" table:formula="of:=[.B21]*12" table:style-name="ce72">
            <text:p>0</text:p>
          </table:table-cell>
          <table:table-cell office:value-type="float" office:value="0" table:formula="of:=([.J21]*0.4)" table:style-name="ce73">
            <text:p>0</text:p>
          </table:table-cell>
          <table:table-cell office:value-type="float" office:value="0" table:formula="of:=([.G21]*0.4)" table:style-name="ce73">
            <text:p>0</text:p>
          </table:table-cell>
          <table:table-cell office:value-type="float" office:value="0" table:formula="of:=[.J21]*0.3" table:style-name="ce73">
            <text:p>0</text:p>
          </table:table-cell>
          <table:table-cell office:value-type="float" office:value="0" table:formula="of:=[.O21]/12" table:style-name="ce73">
            <text:p>0</text:p>
          </table:table-cell>
          <table:table-cell office:value-type="float" office:value="0" table:formula="of:=[.J21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21" table:style-name="ce72">
            <text:p>21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22]=&quot;yes&quot;;[.B22]*1.04;0)" table:style-name="ce72">
            <text:p>0</text:p>
          </table:table-cell>
          <table:table-cell office:value-type="float" office:value="0" table:formula="of:=[.B22]+[.D22]" table:style-name="ce72">
            <text:p>0</text:p>
          </table:table-cell>
          <table:table-cell office:value-type="float" office:value="0" table:formula="of:=[.E22]*0.3" table:style-name="ce72">
            <text:p>0</text:p>
          </table:table-cell>
          <table:table-cell office:value-type="float" office:value="0" table:formula="of:=[.E22]*0.2" table:style-name="ce72">
            <text:p>0</text:p>
          </table:table-cell>
          <table:table-cell office:value-type="float" office:value="0" table:formula="of:=[.E22]*0.5" table:style-name="ce72">
            <text:p>0</text:p>
          </table:table-cell>
          <table:table-cell office:value-type="float" office:value="0" table:formula="of:=[.F22]*12" table:style-name="ce72">
            <text:p>0</text:p>
          </table:table-cell>
          <table:table-cell office:value-type="float" office:value="0" table:formula="of:=[.G22]*12" table:style-name="ce72">
            <text:p>0</text:p>
          </table:table-cell>
          <table:table-cell office:value-type="float" office:value="0" table:formula="of:=[.H22]*12" table:style-name="ce72">
            <text:p>0</text:p>
          </table:table-cell>
          <table:table-cell office:value-type="float" office:value="0" table:formula="of:=[.B22]*12" table:style-name="ce72">
            <text:p>0</text:p>
          </table:table-cell>
          <table:table-cell office:value-type="float" office:value="0" table:formula="of:=([.J22]*0.4)" table:style-name="ce73">
            <text:p>0</text:p>
          </table:table-cell>
          <table:table-cell office:value-type="float" office:value="0" table:formula="of:=([.G22]*0.4)" table:style-name="ce73">
            <text:p>0</text:p>
          </table:table-cell>
          <table:table-cell office:value-type="float" office:value="0" table:formula="of:=[.J22]*0.3" table:style-name="ce73">
            <text:p>0</text:p>
          </table:table-cell>
          <table:table-cell office:value-type="float" office:value="0" table:formula="of:=[.O22]/12" table:style-name="ce73">
            <text:p>0</text:p>
          </table:table-cell>
          <table:table-cell office:value-type="float" office:value="0" table:formula="of:=[.J22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22" table:style-name="ce72">
            <text:p>22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23]=&quot;yes&quot;;[.B23]*1.04;0)" table:style-name="ce72">
            <text:p>0</text:p>
          </table:table-cell>
          <table:table-cell office:value-type="float" office:value="0" table:formula="of:=[.B23]+[.D23]" table:style-name="ce72">
            <text:p>0</text:p>
          </table:table-cell>
          <table:table-cell office:value-type="float" office:value="0" table:formula="of:=[.E23]*0.3" table:style-name="ce72">
            <text:p>0</text:p>
          </table:table-cell>
          <table:table-cell office:value-type="float" office:value="0" table:formula="of:=[.E23]*0.2" table:style-name="ce72">
            <text:p>0</text:p>
          </table:table-cell>
          <table:table-cell office:value-type="float" office:value="0" table:formula="of:=[.E23]*0.5" table:style-name="ce72">
            <text:p>0</text:p>
          </table:table-cell>
          <table:table-cell office:value-type="float" office:value="0" table:formula="of:=[.F23]*12" table:style-name="ce72">
            <text:p>0</text:p>
          </table:table-cell>
          <table:table-cell office:value-type="float" office:value="0" table:formula="of:=[.G23]*12" table:style-name="ce72">
            <text:p>0</text:p>
          </table:table-cell>
          <table:table-cell office:value-type="float" office:value="0" table:formula="of:=[.H23]*12" table:style-name="ce72">
            <text:p>0</text:p>
          </table:table-cell>
          <table:table-cell office:value-type="float" office:value="0" table:formula="of:=[.B23]*12" table:style-name="ce72">
            <text:p>0</text:p>
          </table:table-cell>
          <table:table-cell office:value-type="float" office:value="0" table:formula="of:=([.J23]*0.4)" table:style-name="ce73">
            <text:p>0</text:p>
          </table:table-cell>
          <table:table-cell office:value-type="float" office:value="0" table:formula="of:=([.G23]*0.4)" table:style-name="ce73">
            <text:p>0</text:p>
          </table:table-cell>
          <table:table-cell office:value-type="float" office:value="0" table:formula="of:=[.J23]*0.3" table:style-name="ce73">
            <text:p>0</text:p>
          </table:table-cell>
          <table:table-cell office:value-type="float" office:value="0" table:formula="of:=[.O23]/12" table:style-name="ce73">
            <text:p>0</text:p>
          </table:table-cell>
          <table:table-cell office:value-type="float" office:value="0" table:formula="of:=[.J23]*0.3" table:style-name="ce73">
            <text:p>0</text:p>
          </table:table-cell>
          <table:table-cell table:number-columns-repeated="16367"/>
        </table:table-row>
        <table:table-row table:style-name="ro1">
          <table:table-cell office:value-type="float" office:value="23" table:style-name="ce72">
            <text:p>23</text:p>
          </table:table-cell>
          <table:table-cell table:style-name="ce72"/>
          <table:table-cell office:value-type="string" table:style-name="ce72">
            <text:p>no</text:p>
          </table:table-cell>
          <table:table-cell office:value-type="float" office:value="0" table:formula="of:=IF([.C24]=&quot;yes&quot;;[.B24]*1.04;0)" table:style-name="ce72">
            <text:p>0</text:p>
          </table:table-cell>
          <table:table-cell office:value-type="float" office:value="0" table:formula="of:=[.B24]+[.D24]" table:style-name="ce72">
            <text:p>0</text:p>
          </table:table-cell>
          <table:table-cell office:value-type="float" office:value="0" table:formula="of:=[.E24]*0.3" table:style-name="ce72">
            <text:p>0</text:p>
          </table:table-cell>
          <table:table-cell office:value-type="float" office:value="0" table:formula="of:=[.E24]*0.2" table:style-name="ce72">
            <text:p>0</text:p>
          </table:table-cell>
          <table:table-cell office:value-type="float" office:value="0" table:formula="of:=[.E24]*0.5" table:style-name="ce72">
            <text:p>0</text:p>
          </table:table-cell>
          <table:table-cell office:value-type="float" office:value="0" table:formula="of:=[.F24]*12" table:style-name="ce72">
            <text:p>0</text:p>
          </table:table-cell>
          <table:table-cell office:value-type="float" office:value="0" table:formula="of:=[.G24]*12" table:style-name="ce72">
            <text:p>0</text:p>
          </table:table-cell>
          <table:table-cell office:value-type="float" office:value="0" table:formula="of:=[.H24]*12" table:style-name="ce72">
            <text:p>0</text:p>
          </table:table-cell>
          <table:table-cell office:value-type="float" office:value="0" table:formula="of:=[.B24]*12" table:style-name="ce72">
            <text:p>0</text:p>
          </table:table-cell>
          <table:table-cell office:value-type="float" office:value="0" table:formula="of:=([.J24]*0.4)" table:style-name="ce73">
            <text:p>0</text:p>
          </table:table-cell>
          <table:table-cell office:value-type="float" office:value="0" table:formula="of:=([.G24]*0.4)" table:style-name="ce73">
            <text:p>0</text:p>
          </table:table-cell>
          <table:table-cell office:value-type="float" office:value="0" table:formula="of:=[.J24]*0.3" table:style-name="ce73">
            <text:p>0</text:p>
          </table:table-cell>
          <table:table-cell office:value-type="float" office:value="0" table:formula="of:=[.O24]/12" table:style-name="ce73">
            <text:p>0</text:p>
          </table:table-cell>
          <table:table-cell office:value-type="float" office:value="0" table:formula="of:=[.J24]*0.3" table:style-name="ce73">
            <text:p>0</text:p>
          </table:table-cell>
          <table:table-cell table:number-columns-repeated="16367"/>
        </table:table-row>
        <table:table-row table:number-rows-repeated="1048552" table:style-name="ro5">
          <table:table-cell table:number-columns-repeated="16384"/>
        </table:table-row>
      </table:table>
      <table:database-ranges>
        <table:database-range table:target-range-address="ivestment_details.A1:ivestment_details.C15" table:name="Table1" table:display-filter-buttons="tru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P0" number:language="en" number:country="US">
      <number:currency-symbol number:language="en" number:country="US">₹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currency-symbol number:language="en" number:country="US">₹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ur" number:country="IN">
      <number:currency-symbol number:language="ur" number:country="IN">₹</number:currency-symbol>
      <number:number number:decimal-places="2" number:min-decimal-places="2" number:min-integer-digits="1" number:grouping="true"/>
    </number:currency-style>
    <number:currency-style style:name="N37" number:language="ur" number:country="IN">
      <style:text-properties fo:color="#FF0000"/>
      <number:currency-symbol number:language="ur" number:country="IN">₹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01</meta:generator>
    <dc:title/>
    <dc:description/>
    <dc:subject/>
    <meta:initial-creator>Rohit</meta:initial-creator>
    <dc:creator>rohit kushwaha</dc:creator>
    <meta:creation-date>2021-06-15T09:37:54Z</meta:creation-date>
    <dc:date>2021-09-15T13:35:09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80" chart:overlap="25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736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7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8.0002362204724pt" svg:width="378.7502362204725pt" chart:style-name="Crt0">
        <chart:title svg:x="135.7985039370079pt" svg:y="4.996692913385826pt" chart:style-name="CT00">
          <text:p text:style-name="a0" text:class-names="" text:cond-style-name="">MONTHLY SAVINGS PERCENTAGE</text:p>
        </chart:title>
        <chart:plot-area svg:x="1.039685039370079pt" svg:y="31.99259842519685pt" svg:width="361.9422047244095pt" svg:height="187.595669291338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onthly_expense.$A$2:.$A$9"/>
          </chart:axis>
          <chart:series chart:values-cell-range-address="monthly_expense.$G$2:.$G$9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472c4" draw:opacity="100%" draw:stroke="solid" svg:stroke-width="0.02083in" svg:stroke-color="#ffffff" svg:stroke-opacity="100%"/>
    </style:style>
    <style:style style:family="chart" style:name="G0S1P1">
      <style:graphic-properties draw:fill="solid" draw:fill-color="#ed7d31" draw:opacity="100%" draw:stroke="solid" svg:stroke-width="0.02083in" svg:stroke-color="#ffffff" svg:stroke-opacity="100%"/>
    </style:style>
    <style:style style:family="chart" style:name="G0S1P2">
      <style:graphic-properties draw:fill="solid" draw:fill-color="#a5a5a5" draw:opacity="100%" draw:stroke="solid" svg:stroke-width="0.02083in" svg:stroke-color="#ffffff" svg:stroke-opacity="100%"/>
    </style:style>
    <style:style style:family="chart" style:name="G0S1P3">
      <style:graphic-properties draw:fill="solid" draw:fill-color="#ffc000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Investment fund percentag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invst_&amp;_bnk_details.$A$2:.$A$5"/>
          </chart:axis>
          <chart:axis chart:dimension="y"/>
          <chart:series chart:values-cell-range-address="invst_&amp;_bnk_details.$B$2:.$B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values-cell-range-address="invst_&amp;_bnk_details.$C$2:.$C$5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